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199220" table:style-name="ce5">
            <text:p>4.199.220</text:p>
          </table:table-cell>
          <table:table-cell office:value-type="float" office:value="612000" table:style-name="ce5">
            <text:p>612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52600" table:style-name="ce5">
            <text:p>252.600</text:p>
          </table:table-cell>
          <table:table-cell office:value-type="float" office:value="6357020" table:style-name="ce6">
            <text:p>6.357.020</text:p>
          </table:table-cell>
          <table:table-cell office:value-type="float" office:value="6062346" table:style-name="ce6">
            <text:p>6.062.346</text:p>
          </table:table-cell>
          <table:table-cell office:value-type="percentage" office:value="0.95364589068462902" table:style-name="ce7">
            <text:p>95,4%</text:p>
          </table:table-cell>
          <table:table-cell office:value-type="float" office:value="3923179" table:style-name="ce5">
            <text:p>3.923.179</text:p>
          </table:table-cell>
          <table:table-cell office:value-type="float" office:value="2232974" table:style-name="ce5">
            <text:p>2.232.974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70175" table:style-name="ce5">
            <text:p>770.175</text:p>
          </table:table-cell>
          <table:table-cell office:value-type="float" office:value="110300" table:style-name="ce5">
            <text:p>110.300</text:p>
          </table:table-cell>
          <table:table-cell office:value-type="float" office:value="203200" table:style-name="ce5">
            <text:p>203.200</text:p>
          </table:table-cell>
          <table:table-cell office:value-type="float" office:value="39500" table:style-name="ce5">
            <text:p>39.500</text:p>
          </table:table-cell>
          <table:table-cell office:value-type="float" office:value="1123175" table:style-name="ce6">
            <text:p>1.123.175</text:p>
          </table:table-cell>
          <table:table-cell office:value-type="float" office:value="1028134" table:style-name="ce6">
            <text:p>1.028.134</text:p>
          </table:table-cell>
          <table:table-cell office:value-type="percentage" office:value="0.91538184165423908" table:style-name="ce7">
            <text:p>91,5%</text:p>
          </table:table-cell>
          <table:table-cell office:value-type="float" office:value="667558" table:style-name="ce5">
            <text:p>667.558</text:p>
          </table:table-cell>
          <table:table-cell office:value-type="float" office:value="401383" table:style-name="ce5">
            <text:p>401.383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4825" table:style-name="ce5">
            <text:p>674.825</text:p>
          </table:table-cell>
          <table:table-cell office:value-type="float" office:value="93400" table:style-name="ce5">
            <text:p>93.400</text:p>
          </table:table-cell>
          <table:table-cell office:value-type="float" office:value="155800" table:style-name="ce5">
            <text:p>155.800</text:p>
          </table:table-cell>
          <table:table-cell office:value-type="float" office:value="30500" table:style-name="ce5">
            <text:p>30.500</text:p>
          </table:table-cell>
          <table:table-cell office:value-type="float" office:value="954525" table:style-name="ce6">
            <text:p>954.525</text:p>
          </table:table-cell>
          <table:table-cell office:value-type="float" office:value="931972" table:style-name="ce6">
            <text:p>931.972</text:p>
          </table:table-cell>
          <table:table-cell office:value-type="percentage" office:value="0.97637254131636153" table:style-name="ce7">
            <text:p>97,6%</text:p>
          </table:table-cell>
          <table:table-cell office:value-type="float" office:value="593687" table:style-name="ce5">
            <text:p>593.687</text:p>
          </table:table-cell>
          <table:table-cell office:value-type="float" office:value="365083" table:style-name="ce5">
            <text:p>365.083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539730" table:style-name="ce5">
            <text:p>539.730</text:p>
          </table:table-cell>
          <table:table-cell office:value-type="float" office:value="77600" table:style-name="ce5">
            <text:p>77.600</text:p>
          </table:table-cell>
          <table:table-cell office:value-type="float" office:value="178900" table:style-name="ce5">
            <text:p>178.900</text:p>
          </table:table-cell>
          <table:table-cell office:value-type="float" office:value="34900" table:style-name="ce5">
            <text:p>34.900</text:p>
          </table:table-cell>
          <table:table-cell office:value-type="float" office:value="831130" table:style-name="ce6">
            <text:p>831.130</text:p>
          </table:table-cell>
          <table:table-cell office:value-type="float" office:value="736967" table:style-name="ce6">
            <text:p>736.967</text:p>
          </table:table-cell>
          <table:table-cell office:value-type="percentage" office:value="0.88670484761709956" table:style-name="ce7">
            <text:p>88,7%</text:p>
          </table:table-cell>
          <table:table-cell office:value-type="float" office:value="488779" table:style-name="ce5">
            <text:p>488.779</text:p>
          </table:table-cell>
          <table:table-cell office:value-type="float" office:value="283925" table:style-name="ce5">
            <text:p>283.925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055310" table:style-name="ce5">
            <text:p>1.055.310</text:p>
          </table:table-cell>
          <table:table-cell office:value-type="float" office:value="147100" table:style-name="ce5">
            <text:p>147.100</text:p>
          </table:table-cell>
          <table:table-cell office:value-type="float" office:value="332500" table:style-name="ce5">
            <text:p>332.500</text:p>
          </table:table-cell>
          <table:table-cell office:value-type="float" office:value="64900" table:style-name="ce5">
            <text:p>64.900</text:p>
          </table:table-cell>
          <table:table-cell office:value-type="float" office:value="1599810" table:style-name="ce6">
            <text:p>1.599.810</text:p>
          </table:table-cell>
          <table:table-cell office:value-type="float" office:value="1424949" table:style-name="ce6">
            <text:p>1.424.949</text:p>
          </table:table-cell>
          <table:table-cell office:value-type="percentage" office:value="0.89069889549383985" table:style-name="ce7">
            <text:p>89,1%</text:p>
          </table:table-cell>
          <table:table-cell office:value-type="float" office:value="943824" table:style-name="ce5">
            <text:p>943.824</text:p>
          </table:table-cell>
          <table:table-cell office:value-type="float" office:value="549306" table:style-name="ce5">
            <text:p>549.306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41205" table:style-name="ce5">
            <text:p>341.205</text:p>
          </table:table-cell>
          <table:table-cell office:value-type="float" office:value="48300" table:style-name="ce5">
            <text:p>48.300</text:p>
          </table:table-cell>
          <table:table-cell office:value-type="float" office:value="89000" table:style-name="ce5">
            <text:p>89.000</text:p>
          </table:table-cell>
          <table:table-cell office:value-type="float" office:value="17350" table:style-name="ce5">
            <text:p>17.350</text:p>
          </table:table-cell>
          <table:table-cell office:value-type="float" office:value="495855" table:style-name="ce6">
            <text:p>495.855</text:p>
          </table:table-cell>
          <table:table-cell office:value-type="float" office:value="448129" table:style-name="ce6">
            <text:p>448.129</text:p>
          </table:table-cell>
          <table:table-cell office:value-type="percentage" office:value="0.90375008823143865" table:style-name="ce7">
            <text:p>90,4%</text:p>
          </table:table-cell>
          <table:table-cell office:value-type="float" office:value="290840" table:style-name="ce5">
            <text:p>290.840</text:p>
          </table:table-cell>
          <table:table-cell office:value-type="float" office:value="168792" table:style-name="ce5">
            <text:p>168.792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82725" table:style-name="ce5">
            <text:p>1.582.725</text:p>
          </table:table-cell>
          <table:table-cell office:value-type="float" office:value="227000" table:style-name="ce5">
            <text:p>227.000</text:p>
          </table:table-cell>
          <table:table-cell office:value-type="float" office:value="365900" table:style-name="ce5">
            <text:p>365.900</text:p>
          </table:table-cell>
          <table:table-cell office:value-type="float" office:value="71450" table:style-name="ce5">
            <text:p>71.450</text:p>
          </table:table-cell>
          <table:table-cell office:value-type="float" office:value="2247075" table:style-name="ce6">
            <text:p>2.247.075</text:p>
          </table:table-cell>
          <table:table-cell office:value-type="float" office:value="2000741" table:style-name="ce6">
            <text:p>2.000.741</text:p>
          </table:table-cell>
          <table:table-cell office:value-type="percentage" office:value="0.89037571064606214" table:style-name="ce7">
            <text:p>89,0%</text:p>
          </table:table-cell>
          <table:table-cell office:value-type="float" office:value="1264885" table:style-name="ce5">
            <text:p>1.264.885</text:p>
          </table:table-cell>
          <table:table-cell office:value-type="float" office:value="801113" table:style-name="ce5">
            <text:p>801.113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109025" table:style-name="ce5">
            <text:p>1.109.025</text:p>
          </table:table-cell>
          <table:table-cell office:value-type="float" office:value="161000" table:style-name="ce5">
            <text:p>161.000</text:p>
          </table:table-cell>
          <table:table-cell office:value-type="float" office:value="311600" table:style-name="ce5">
            <text:p>311.600</text:p>
          </table:table-cell>
          <table:table-cell office:value-type="float" office:value="61075" table:style-name="ce5">
            <text:p>61.075</text:p>
          </table:table-cell>
          <table:table-cell office:value-type="float" office:value="1642700" table:style-name="ce6">
            <text:p>1.642.700</text:p>
          </table:table-cell>
          <table:table-cell office:value-type="float" office:value="1485388" table:style-name="ce6">
            <text:p>1.485.388</text:p>
          </table:table-cell>
          <table:table-cell office:value-type="percentage" office:value="0.90423570950264809" table:style-name="ce7">
            <text:p>90,4%</text:p>
          </table:table-cell>
          <table:table-cell office:value-type="float" office:value="978851" table:style-name="ce5">
            <text:p>978.851</text:p>
          </table:table-cell>
          <table:table-cell office:value-type="float" office:value="560198" table:style-name="ce5">
            <text:p>560.198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030100" table:style-name="ce5">
            <text:p>4.030.100</text:p>
          </table:table-cell>
          <table:table-cell office:value-type="float" office:value="588700" table:style-name="ce5">
            <text:p>588.7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32050" table:style-name="ce5">
            <text:p>232.050</text:p>
          </table:table-cell>
          <table:table-cell office:value-type="float" office:value="6039550" table:style-name="ce6">
            <text:p>6.039.550</text:p>
          </table:table-cell>
          <table:table-cell office:value-type="float" office:value="5404506" table:style-name="ce6">
            <text:p>5.404.506</text:p>
          </table:table-cell>
          <table:table-cell office:value-type="percentage" office:value="0.89485243105860535" table:style-name="ce7">
            <text:p>89,5%</text:p>
          </table:table-cell>
          <table:table-cell office:value-type="float" office:value="3470918" table:style-name="ce5">
            <text:p>3.470.918</text:p>
          </table:table-cell>
          <table:table-cell office:value-type="float" office:value="2018402" table:style-name="ce5">
            <text:p>2.018.402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549620" table:style-name="ce5">
            <text:p>2.549.620</text:p>
          </table:table-cell>
          <table:table-cell office:value-type="float" office:value="371100" table:style-name="ce5">
            <text:p>371.100</text:p>
          </table:table-cell>
          <table:table-cell office:value-type="float" office:value="772600" table:style-name="ce5">
            <text:p>772.600</text:p>
          </table:table-cell>
          <table:table-cell office:value-type="float" office:value="150900" table:style-name="ce5">
            <text:p>150.900</text:p>
          </table:table-cell>
          <table:table-cell office:value-type="float" office:value="3844220" table:style-name="ce6">
            <text:p>3.844.220</text:p>
          </table:table-cell>
          <table:table-cell office:value-type="float" office:value="3427034" table:style-name="ce6">
            <text:p>3.427.034</text:p>
          </table:table-cell>
          <table:table-cell office:value-type="percentage" office:value="0.89147707467314563" table:style-name="ce7">
            <text:p>89,1%</text:p>
          </table:table-cell>
          <table:table-cell office:value-type="float" office:value="2230209" table:style-name="ce5">
            <text:p>2.230.209</text:p>
          </table:table-cell>
          <table:table-cell office:value-type="float" office:value="1320074" table:style-name="ce5">
            <text:p>1.320.074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935" table:style-name="ce5">
            <text:p>621.935</text:p>
          </table:table-cell>
          <table:table-cell office:value-type="float" office:value="87400" table:style-name="ce5">
            <text:p>87.400</text:p>
          </table:table-cell>
          <table:table-cell office:value-type="float" office:value="162500" table:style-name="ce5">
            <text:p>162.500</text:p>
          </table:table-cell>
          <table:table-cell office:value-type="float" office:value="31700" table:style-name="ce5">
            <text:p>31.700</text:p>
          </table:table-cell>
          <table:table-cell office:value-type="float" office:value="903535" table:style-name="ce6">
            <text:p>903.535</text:p>
          </table:table-cell>
          <table:table-cell office:value-type="float" office:value="848863" table:style-name="ce6">
            <text:p>848.863</text:p>
          </table:table-cell>
          <table:table-cell office:value-type="percentage" office:value="0.93949099924186663" table:style-name="ce7">
            <text:p>93,9%</text:p>
          </table:table-cell>
          <table:table-cell office:value-type="float" office:value="542625" table:style-name="ce5">
            <text:p>542.625</text:p>
          </table:table-cell>
          <table:table-cell office:value-type="float" office:value="341422" table:style-name="ce5">
            <text:p>341.422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689595" table:style-name="ce5">
            <text:p>1.689.595</text:p>
          </table:table-cell>
          <table:table-cell office:value-type="float" office:value="235400" table:style-name="ce5">
            <text:p>235.400</text:p>
          </table:table-cell>
          <table:table-cell office:value-type="float" office:value="412900" table:style-name="ce5">
            <text:p>412.900</text:p>
          </table:table-cell>
          <table:table-cell office:value-type="float" office:value="80800" table:style-name="ce5">
            <text:p>80.800</text:p>
          </table:table-cell>
          <table:table-cell office:value-type="float" office:value="2418695" table:style-name="ce6">
            <text:p>2.418.695</text:p>
          </table:table-cell>
          <table:table-cell office:value-type="float" office:value="2290350" table:style-name="ce6">
            <text:p>2.290.350</text:p>
          </table:table-cell>
          <table:table-cell office:value-type="percentage" office:value="0.94693626108293938" table:style-name="ce7">
            <text:p>94,7%</text:p>
          </table:table-cell>
          <table:table-cell office:value-type="float" office:value="1437272" table:style-name="ce5">
            <text:p>1.437.272</text:p>
          </table:table-cell>
          <table:table-cell office:value-type="float" office:value="948536" table:style-name="ce5">
            <text:p>948.536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2585" table:style-name="ce5">
            <text:p>182.585</text:p>
          </table:table-cell>
          <table:table-cell office:value-type="float" office:value="25800" table:style-name="ce5">
            <text:p>25.800</text:p>
          </table:table-cell>
          <table:table-cell office:value-type="float" office:value="48700" table:style-name="ce5">
            <text:p>48.700</text:p>
          </table:table-cell>
          <table:table-cell office:value-type="float" office:value="9500" table:style-name="ce5">
            <text:p>9.500</text:p>
          </table:table-cell>
          <table:table-cell office:value-type="float" office:value="266585" table:style-name="ce6">
            <text:p>266.585</text:p>
          </table:table-cell>
          <table:table-cell office:value-type="float" office:value="237471" table:style-name="ce6">
            <text:p>237.471</text:p>
          </table:table-cell>
          <table:table-cell office:value-type="percentage" office:value="0.89078905414783283" table:style-name="ce7">
            <text:p>89,1%</text:p>
          </table:table-cell>
          <table:table-cell office:value-type="float" office:value="153557" table:style-name="ce5">
            <text:p>153.557</text:p>
          </table:table-cell>
          <table:table-cell office:value-type="float" office:value="95176" table:style-name="ce5">
            <text:p>95.176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381225" table:style-name="ce5">
            <text:p>3.381.225</text:p>
          </table:table-cell>
          <table:table-cell office:value-type="float" office:value="496200" table:style-name="ce5">
            <text:p>496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202200" table:style-name="ce5">
            <text:p>202.200</text:p>
          </table:table-cell>
          <table:table-cell office:value-type="float" office:value="5115725" table:style-name="ce6">
            <text:p>5.115.725</text:p>
          </table:table-cell>
          <table:table-cell office:value-type="float" office:value="4458935" table:style-name="ce6">
            <text:p>4.458.935</text:p>
          </table:table-cell>
          <table:table-cell office:value-type="percentage" office:value="0.87161350541712079" table:style-name="ce7">
            <text:p>87,2%</text:p>
          </table:table-cell>
          <table:table-cell office:value-type="float" office:value="2846223" table:style-name="ce5">
            <text:p>2.846.223</text:p>
          </table:table-cell>
          <table:table-cell office:value-type="float" office:value="1833835" table:style-name="ce5">
            <text:p>1.833.835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33145" table:style-name="ce5">
            <text:p>733.145</text:p>
          </table:table-cell>
          <table:table-cell office:value-type="float" office:value="106700" table:style-name="ce5">
            <text:p>106.700</text:p>
          </table:table-cell>
          <table:table-cell office:value-type="float" office:value="230800" table:style-name="ce5">
            <text:p>230.800</text:p>
          </table:table-cell>
          <table:table-cell office:value-type="float" office:value="45100" table:style-name="ce5">
            <text:p>45.100</text:p>
          </table:table-cell>
          <table:table-cell office:value-type="float" office:value="1115745" table:style-name="ce6">
            <text:p>1.115.745</text:p>
          </table:table-cell>
          <table:table-cell office:value-type="float" office:value="997643" table:style-name="ce6">
            <text:p>997.643</text:p>
          </table:table-cell>
          <table:table-cell office:value-type="percentage" office:value="0.89414964888930715" table:style-name="ce7">
            <text:p>89,4%</text:p>
          </table:table-cell>
          <table:table-cell office:value-type="float" office:value="654004" table:style-name="ce5">
            <text:p>654.004</text:p>
          </table:table-cell>
          <table:table-cell office:value-type="float" office:value="381018" table:style-name="ce5">
            <text:p>381.018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56415" table:style-name="ce5">
            <text:p>356.415</text:p>
          </table:table-cell>
          <table:table-cell office:value-type="float" office:value="51700" table:style-name="ce5">
            <text:p>51.700</text:p>
          </table:table-cell>
          <table:table-cell office:value-type="float" office:value="101000" table:style-name="ce5">
            <text:p>101.000</text:p>
          </table:table-cell>
          <table:table-cell office:value-type="float" office:value="19750" table:style-name="ce5">
            <text:p>19.750</text:p>
          </table:table-cell>
          <table:table-cell office:value-type="float" office:value="528865" table:style-name="ce6">
            <text:p>528.865</text:p>
          </table:table-cell>
          <table:table-cell office:value-type="float" office:value="502357" table:style-name="ce6">
            <text:p>502.357</text:p>
          </table:table-cell>
          <table:table-cell office:value-type="percentage" office:value="0.94987756799939493" table:style-name="ce7">
            <text:p>95,0%</text:p>
          </table:table-cell>
          <table:table-cell office:value-type="float" office:value="327414" table:style-name="ce5">
            <text:p>327.414</text:p>
          </table:table-cell>
          <table:table-cell office:value-type="float" office:value="202714" table:style-name="ce5">
            <text:p>202.714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261080" table:style-name="ce5">
            <text:p>1.261.080</text:p>
          </table:table-cell>
          <table:table-cell office:value-type="float" office:value="179400" table:style-name="ce5">
            <text:p>179.400</text:p>
          </table:table-cell>
          <table:table-cell office:value-type="float" office:value="338200" table:style-name="ce5">
            <text:p>338.200</text:p>
          </table:table-cell>
          <table:table-cell office:value-type="float" office:value="66250" table:style-name="ce5">
            <text:p>66.250</text:p>
          </table:table-cell>
          <table:table-cell office:value-type="float" office:value="1844930" table:style-name="ce6">
            <text:p>1.844.930</text:p>
          </table:table-cell>
          <table:table-cell office:value-type="float" office:value="1728307" table:style-name="ce6">
            <text:p>1.728.307</text:p>
          </table:table-cell>
          <table:table-cell office:value-type="percentage" office:value="0.93678730358333373" table:style-name="ce7">
            <text:p>93,7%</text:p>
          </table:table-cell>
          <table:table-cell office:value-type="float" office:value="1090574" table:style-name="ce5">
            <text:p>1.090.574</text:p>
          </table:table-cell>
          <table:table-cell office:value-type="float" office:value="725161" table:style-name="ce5">
            <text:p>725.161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250" table:style-name="ce5">
            <text:p>38.250</text:p>
          </table:table-cell>
          <table:table-cell office:value-type="float" office:value="5000" table:style-name="ce5">
            <text:p>5.0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9300" table:style-name="ce6">
            <text:p>59.300</text:p>
          </table:table-cell>
          <table:table-cell office:value-type="float" office:value="55167" table:style-name="ce6">
            <text:p>55.167</text:p>
          </table:table-cell>
          <table:table-cell office:value-type="percentage" office:value="0.93030354131534565" table:style-name="ce7">
            <text:p>93,0%</text:p>
          </table:table-cell>
          <table:table-cell office:value-type="float" office:value="35862" table:style-name="ce5">
            <text:p>35.862</text:p>
          </table:table-cell>
          <table:table-cell office:value-type="float" office:value="22514" table:style-name="ce5">
            <text:p>22.514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8250" table:style-name="ce5">
            <text:p>38.250</text:p>
          </table:table-cell>
          <table:table-cell office:value-type="float" office:value="4900" table:style-name="ce5">
            <text:p>4.9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9200" table:style-name="ce6">
            <text:p>59.200</text:p>
          </table:table-cell>
          <table:table-cell office:value-type="float" office:value="50460" table:style-name="ce6">
            <text:p>50.460</text:p>
          </table:table-cell>
          <table:table-cell office:value-type="percentage" office:value="0.85236486486486485" table:style-name="ce7">
            <text:p>85,2%</text:p>
          </table:table-cell>
          <table:table-cell office:value-type="float" office:value="32449" table:style-name="ce5">
            <text:p>32.449</text:p>
          </table:table-cell>
          <table:table-cell office:value-type="float" office:value="20256" table:style-name="ce5">
            <text:p>20.256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37248" table:style-name="ce5">
            <text:p>37.248</text:p>
          </table:table-cell>
          <table:table-cell office:value-type="float" office:value="16300" table:style-name="ce5">
            <text:p>16.3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50648" table:style-name="ce6">
            <text:p>150.648</text:p>
          </table:table-cell>
          <table:table-cell office:value-type="float" office:value="104359" table:style-name="ce6">
            <text:p>104.359</text:p>
          </table:table-cell>
          <table:table-cell office:value-type="percentage" office:value="0.69273405554670486" table:style-name="ce7">
            <text:p>69,3%</text:p>
          </table:table-cell>
          <table:table-cell office:value-type="float" office:value="75764" table:style-name="ce5">
            <text:p>75.764</text:p>
          </table:table-cell>
          <table:table-cell office:value-type="float" office:value="29128" table:style-name="ce5">
            <text:p>29.128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6">
            <text:p>1.900</text:p>
          </table:table-cell>
          <table:table-cell office:value-type="float" office:value="445" table:style-name="ce6">
            <text:p>445</text:p>
          </table:table-cell>
          <table:table-cell office:value-type="percentage" office:value="0.23421052631578948" table:style-name="ce7">
            <text:p>23,4%</text:p>
          </table:table-cell>
          <table:table-cell office:value-type="float" office:value="445" table:style-name="ce5">
            <text:p>445</text:p>
          </table:table-cell>
          <table:table-cell office:value-type="float" office:value="0" table:style-name="ce5">
            <text:p>0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5191663" table:style-name="ce11">
            <text:p>25.191.663</text:p>
          </table:table-cell>
          <table:table-cell office:value-type="float" office:value="3647200" table:style-name="ce12">
            <text:p>3.647.2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416625" table:style-name="ce14">
            <text:p>1.416.625</text:p>
          </table:table-cell>
          <table:table-cell office:value-type="float" office:value="37600188" table:style-name="ce15">
            <text:p>37.600.188</text:p>
          </table:table-cell>
          <table:table-cell office:value-type="float" office:value="34224523" table:style-name="ce15">
            <text:p>34.224.523</text:p>
          </table:table-cell>
          <table:table-cell office:value-type="percentage" office:value="0.9102221244212928" table:style-name="ce16">
            <text:p>91,0%</text:p>
          </table:table-cell>
          <table:table-cell office:value-type="float" office:value="22048919" table:style-name="ce15">
            <text:p>22.048.919</text:p>
          </table:table-cell>
          <table:table-cell office:value-type="float" office:value="13301010" table:style-name="ce15">
            <text:p>13.301.010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0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3026754" table:style-name="ce23">
            <text:p>3.026.754</text:p>
          </table:table-cell>
          <table:table-cell office:value-type="percentage" office:value="0.9327252304653374" table:style-name="ce24">
            <text:p>93,3%</text:p>
          </table:table-cell>
          <table:table-cell office:value-type="float" office:value="1872248" table:style-name="ce23">
            <text:p>1.872.248</text:p>
          </table:table-cell>
          <table:table-cell office:value-type="percentage" office:value="0.57695238770255752" table:style-name="ce24">
            <text:p>57,7%</text:p>
          </table:table-cell>
          <table:table-cell office:value-type="date" office:date-value="2021-06-15T00:00:00" table:style-name="ce25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33354" table:style-name="ce5">
            <text:p>533.354</text:p>
          </table:table-cell>
          <table:table-cell office:value-type="percentage" office:value="0.93179360406712153" table:style-name="ce26">
            <text:p>93,2%</text:p>
          </table:table-cell>
          <table:table-cell office:value-type="float" office:value="335767" table:style-name="ce5">
            <text:p>335.767</text:p>
          </table:table-cell>
          <table:table-cell office:value-type="percentage" office:value="0.58660016247521385" table:style-name="ce26">
            <text:p>58,7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81459" table:style-name="ce5">
            <text:p>481.459</text:p>
          </table:table-cell>
          <table:table-cell office:value-type="percentage" office:value="0.94520114965094271" table:style-name="ce26">
            <text:p>94,5%</text:p>
          </table:table-cell>
          <table:table-cell office:value-type="float" office:value="313146" table:style-name="ce5">
            <text:p>313.146</text:p>
          </table:table-cell>
          <table:table-cell office:value-type="percentage" office:value="0.61476877409830144" table:style-name="ce26">
            <text:p>61,5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53273" table:style-name="ce5">
            <text:p>353.273</text:p>
          </table:table-cell>
          <table:table-cell office:value-type="percentage" office:value="0.8552044852645696" table:style-name="ce26">
            <text:p>85,5%</text:p>
          </table:table-cell>
          <table:table-cell office:value-type="float" office:value="221050" table:style-name="ce5">
            <text:p>221.050</text:p>
          </table:table-cell>
          <table:table-cell office:value-type="percentage" office:value="0.53511859515936144" table:style-name="ce26">
            <text:p>53,5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709618" table:style-name="ce5">
            <text:p>709.618</text:p>
          </table:table-cell>
          <table:table-cell office:value-type="percentage" office:value="0.85457945906107025" table:style-name="ce26">
            <text:p>85,5%</text:p>
          </table:table-cell>
          <table:table-cell office:value-type="float" office:value="442272" table:style-name="ce5">
            <text:p>442.272</text:p>
          </table:table-cell>
          <table:table-cell office:value-type="percentage" office:value="0.5326197567111568" table:style-name="ce26">
            <text:p>53,3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44361" table:style-name="ce5">
            <text:p>244.361</text:p>
          </table:table-cell>
          <table:table-cell office:value-type="percentage" office:value="0.93475558207767662" table:style-name="ce26">
            <text:p>93,5%</text:p>
          </table:table-cell>
          <table:table-cell office:value-type="float" office:value="150380" table:style-name="ce5">
            <text:p>150.380</text:p>
          </table:table-cell>
          <table:table-cell office:value-type="percentage" office:value="0.57524950557920873" table:style-name="ce26">
            <text:p>57,5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109018" table:style-name="ce5">
            <text:p>1.109.018</text:p>
          </table:table-cell>
          <table:table-cell office:value-type="percentage" office:value="0.94883801313635929" table:style-name="ce26">
            <text:p>94,9%</text:p>
          </table:table-cell>
          <table:table-cell office:value-type="float" office:value="708205" table:style-name="ce5">
            <text:p>708.205</text:p>
          </table:table-cell>
          <table:table-cell office:value-type="percentage" office:value="0.60591606727143765" table:style-name="ce26">
            <text:p>60,6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69809" table:style-name="ce5">
            <text:p>769.809</text:p>
          </table:table-cell>
          <table:table-cell office:value-type="percentage" office:value="0.93854309286444926" table:style-name="ce26">
            <text:p>93,9%</text:p>
          </table:table-cell>
          <table:table-cell office:value-type="float" office:value="486194" table:style-name="ce5">
            <text:p>486.194</text:p>
          </table:table-cell>
          <table:table-cell office:value-type="percentage" office:value="0.59276264695806113" table:style-name="ce26">
            <text:p>59,3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680148" table:style-name="ce5">
            <text:p>2.680.148</text:p>
          </table:table-cell>
          <table:table-cell office:value-type="percentage" office:value="0.88986709838332034" table:style-name="ce26">
            <text:p>89,0%</text:p>
          </table:table-cell>
          <table:table-cell office:value-type="float" office:value="1660071" table:style-name="ce5">
            <text:p>1.660.071</text:p>
          </table:table-cell>
          <table:table-cell office:value-type="percentage" office:value="0.55117947362619413" table:style-name="ce26">
            <text:p>55,1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866614" table:style-name="ce5">
            <text:p>1.866.614</text:p>
          </table:table-cell>
          <table:table-cell office:value-type="percentage" office:value="0.91167522607334472" table:style-name="ce26">
            <text:p>91,2%</text:p>
          </table:table-cell>
          <table:table-cell office:value-type="float" office:value="1171648" table:style-name="ce5">
            <text:p>1.171.648</text:p>
          </table:table-cell>
          <table:table-cell office:value-type="percentage" office:value="0.57224603226932946" table:style-name="ce26">
            <text:p>57,2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51946" table:style-name="ce5">
            <text:p>451.946</text:p>
          </table:table-cell>
          <table:table-cell office:value-type="percentage" office:value="0.97740455109711633" table:style-name="ce26">
            <text:p>97,7%</text:p>
          </table:table-cell>
          <table:table-cell office:value-type="float" office:value="297834" table:style-name="ce5">
            <text:p>297.834</text:p>
          </table:table-cell>
          <table:table-cell office:value-type="percentage" office:value="0.64411302914830215" table:style-name="ce26">
            <text:p>64,4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29191" table:style-name="ce5">
            <text:p>1.229.191</text:p>
          </table:table-cell>
          <table:table-cell office:value-type="percentage" office:value="0.96265193283628847" table:style-name="ce26">
            <text:p>96,3%</text:p>
          </table:table-cell>
          <table:table-cell office:value-type="float" office:value="864279" table:style-name="ce5">
            <text:p>864.279</text:p>
          </table:table-cell>
          <table:table-cell office:value-type="percentage" office:value="0.67686783409560802" table:style-name="ce26">
            <text:p>67,7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9249" table:style-name="ce5">
            <text:p>129.249</text:p>
          </table:table-cell>
          <table:table-cell office:value-type="percentage" office:value="0.95236305760643702" table:style-name="ce26">
            <text:p>95,2%</text:p>
          </table:table-cell>
          <table:table-cell office:value-type="float" office:value="84736" table:style-name="ce5">
            <text:p>84.736</text:p>
          </table:table-cell>
          <table:table-cell office:value-type="percentage" office:value="0.62437184078282271" table:style-name="ce26">
            <text:p>62,4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362450" table:style-name="ce5">
            <text:p>2.362.450</text:p>
          </table:table-cell>
          <table:table-cell office:value-type="percentage" office:value="0.92056334603510337" table:style-name="ce26">
            <text:p>92,1%</text:p>
          </table:table-cell>
          <table:table-cell office:value-type="float" office:value="1525832" table:style-name="ce5">
            <text:p>1.525.832</text:p>
          </table:table-cell>
          <table:table-cell office:value-type="percentage" office:value="0.59456285271960629" table:style-name="ce26">
            <text:p>59,5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87205" table:style-name="ce5">
            <text:p>487.205</text:p>
          </table:table-cell>
          <table:table-cell office:value-type="percentage" office:value="0.91436373361359524" table:style-name="ce26">
            <text:p>91,4%</text:p>
          </table:table-cell>
          <table:table-cell office:value-type="float" office:value="296703" table:style-name="ce5">
            <text:p>296.703</text:p>
          </table:table-cell>
          <table:table-cell office:value-type="percentage" office:value="0.55683842089952795" table:style-name="ce26">
            <text:p>55,7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6611" table:style-name="ce5">
            <text:p>256.611</text:p>
          </table:table-cell>
          <table:table-cell office:value-type="percentage" office:value="0.9593078027334988" table:style-name="ce26">
            <text:p>95,9%</text:p>
          </table:table-cell>
          <table:table-cell office:value-type="float" office:value="168962" table:style-name="ce5">
            <text:p>168.962</text:p>
          </table:table-cell>
          <table:table-cell office:value-type="percentage" office:value="0.63164308999013075" table:style-name="ce26">
            <text:p>63,2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931215" table:style-name="ce5">
            <text:p>931.215</text:p>
          </table:table-cell>
          <table:table-cell office:value-type="percentage" office:value="0.93955164171695449" table:style-name="ce26">
            <text:p>94,0%</text:p>
          </table:table-cell>
          <table:table-cell office:value-type="float" office:value="625924" table:style-name="ce5">
            <text:p>625.924</text:p>
          </table:table-cell>
          <table:table-cell office:value-type="percentage" office:value="0.63152754389699806" table:style-name="ce26">
            <text:p>63,2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780" table:style-name="ce5">
            <text:p>22.780</text:p>
          </table:table-cell>
          <table:table-cell office:value-type="percentage" office:value="0.8649756986634265" table:style-name="ce26">
            <text:p>86,5%</text:p>
          </table:table-cell>
          <table:table-cell office:value-type="float" office:value="16048" table:style-name="ce5">
            <text:p>16.048</text:p>
          </table:table-cell>
          <table:table-cell office:value-type="percentage" office:value="0.60935601458080191" table:style-name="ce26">
            <text:p>60,9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20212" table:style-name="ce5">
            <text:p>20.212</text:p>
          </table:table-cell>
          <table:table-cell office:value-type="percentage" office:value="0.80133211751179478" table:style-name="ce26">
            <text:p>80,1%</text:p>
          </table:table-cell>
          <table:table-cell office:value-type="float" office:value="14576" table:style-name="ce5">
            <text:p>14.576</text:p>
          </table:table-cell>
          <table:table-cell office:value-type="percentage" office:value="0.57788526345002578" table:style-name="ce26">
            <text:p>57,8%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2150" table:style-name="ce5">
            <text:p>12.150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47" table:style-name="ce5">
            <text:p>47</text:p>
          </table:table-cell>
          <table:table-cell office:value-type="string" table:style-name="ce26">
            <text:p>-</text:p>
          </table:table-cell>
          <table:table-cell office:value-type="float" office:value="2797" table:style-name="ce5">
            <text:p>2.797</text:p>
          </table:table-cell>
          <table:table-cell office:value-type="string" table:style-name="ce26">
            <text:p>-</text:p>
          </table:table-cell>
          <table:table-cell office:value-type="date" office:date-value="2021-06-15T00:00:00" table:style-name="ce8">
            <text:p>15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677464" table:style-name="ce15">
            <text:p>17.677.464</text:p>
          </table:table-cell>
          <table:table-cell office:value-type="percentage" office:value="0.92241343189058067" table:style-name="ce16">
            <text:p>92,2%</text:p>
          </table:table-cell>
          <table:table-cell office:value-type="float" office:value="11260996" table:style-name="ce15">
            <text:p>11.260.996</text:p>
          </table:table-cell>
          <table:table-cell office:value-type="percentage" office:value="0.58760091192187414" table:style-name="ce16">
            <text:p>58,8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702" table:style-name="ce35">
            <text:p>430.702</text:p>
          </table:table-cell>
          <table:table-cell office:value-type="percentage" office:value="1" table:style-name="ce36">
            <text:p>100,0%</text:p>
          </table:table-cell>
          <table:table-cell office:value-type="float" office:value="642424" table:style-name="ce35">
            <text:p>642.424</text:p>
          </table:table-cell>
          <table:table-cell office:value-type="percentage" office:value="0.98776563275987461" table:style-name="ce36">
            <text:p>98,8%</text:p>
          </table:table-cell>
          <table:table-cell office:value-type="float" office:value="857570" table:style-name="ce35">
            <text:p>857.570</text:p>
          </table:table-cell>
          <table:table-cell office:value-type="percentage" office:value="0.93606157090510589" table:style-name="ce36">
            <text:p>93,6%</text:p>
          </table:table-cell>
          <table:table-cell office:value-type="float" office:value="1096058" table:style-name="ce35">
            <text:p>1.096.058</text:p>
          </table:table-cell>
          <table:table-cell office:value-type="percentage" office:value="0.86643462835794816" table:style-name="ce36">
            <text:p>86,6%</text:p>
          </table:table-cell>
          <table:table-cell office:value-type="float" office:value="646393" table:style-name="ce35">
            <text:p>646.393</text:p>
          </table:table-cell>
          <table:table-cell office:value-type="percentage" office:value="0.4666713353557902" table:style-name="ce36">
            <text:p>46,7%</text:p>
          </table:table-cell>
          <table:table-cell office:value-type="float" office:value="205875" table:style-name="ce35">
            <text:p>205.875</text:p>
          </table:table-cell>
          <table:table-cell office:value-type="percentage" office:value="0.12674948145840553" table:style-name="ce36">
            <text:p>12,7%</text:p>
          </table:table-cell>
          <table:table-cell office:value-type="float" office:value="43521" table:style-name="ce35">
            <text:p>43.521</text:p>
          </table:table-cell>
          <table:table-cell office:value-type="percentage" office:value="6.9539471371551462E-2" table:style-name="ce36">
            <text:p>7,0%</text:p>
          </table:table-cell>
          <table:table-cell office:value-type="float" office:value="636" table:style-name="ce35">
            <text:p>636</text:p>
          </table:table-cell>
          <table:table-cell office:value-type="percentage" office:value="3.496022998994069E-3" table:style-name="ce36">
            <text:p>0,3%</text:p>
          </table:table-cell>
          <table:table-cell office:value-type="float" office:value="3923179" table:style-name="ce35">
            <text:p>3.923.179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55551694631696891" table:style-name="ce36">
            <text:p>55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601" table:style-name="ce38">
            <text:p>100.601</text:p>
          </table:table-cell>
          <table:table-cell office:value-type="percentage" office:value="1" table:style-name="ce39">
            <text:p>100,0%</text:p>
          </table:table-cell>
          <table:table-cell office:value-type="float" office:value="117743" table:style-name="ce38">
            <text:p>117.743</text:p>
          </table:table-cell>
          <table:table-cell office:value-type="percentage" office:value="0.98981127317052664" table:style-name="ce39">
            <text:p>99,0%</text:p>
          </table:table-cell>
          <table:table-cell office:value-type="float" office:value="147423" table:style-name="ce38">
            <text:p>147.423</text:p>
          </table:table-cell>
          <table:table-cell office:value-type="percentage" office:value="0.9428012304386475" table:style-name="ce39">
            <text:p>94,3%</text:p>
          </table:table-cell>
          <table:table-cell office:value-type="float" office:value="167587" table:style-name="ce38">
            <text:p>167.587</text:p>
          </table:table-cell>
          <table:table-cell office:value-type="percentage" office:value="0.84526343397254189" table:style-name="ce39">
            <text:p>84,5%</text:p>
          </table:table-cell>
          <table:table-cell office:value-type="float" office:value="91886" table:style-name="ce38">
            <text:p>91.886</text:p>
          </table:table-cell>
          <table:table-cell office:value-type="percentage" office:value="0.42749007876506795" table:style-name="ce39">
            <text:p>42,7%</text:p>
          </table:table-cell>
          <table:table-cell office:value-type="float" office:value="34456" table:style-name="ce38">
            <text:p>34.456</text:p>
          </table:table-cell>
          <table:table-cell office:value-type="percentage" office:value="0.14906982780998529" table:style-name="ce39">
            <text:p>14,9%</text:p>
          </table:table-cell>
          <table:table-cell office:value-type="float" office:value="7783" table:style-name="ce38">
            <text:p>7.783</text:p>
          </table:table-cell>
          <table:table-cell office:value-type="percentage" office:value="8.7272931150482166E-2" table:style-name="ce39">
            <text:p>8,7%</text:p>
          </table:table-cell>
          <table:table-cell office:value-type="float" office:value="79" table:style-name="ce38">
            <text:p>79</text:p>
          </table:table-cell>
          <table:table-cell office:value-type="percentage" office:value="3.1466581693619057E-3" table:style-name="ce39">
            <text:p>0,3%</text:p>
          </table:table-cell>
          <table:table-cell office:value-type="float" office:value="667558" table:style-name="ce38">
            <text:p>667.558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8931781024114471" table:style-name="ce39">
            <text:p>58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96" table:style-name="ce38">
            <text:p>88.296</text:p>
          </table:table-cell>
          <table:table-cell office:value-type="percentage" office:value="1" table:style-name="ce39">
            <text:p>100,0%</text:p>
          </table:table-cell>
          <table:table-cell office:value-type="float" office:value="113106" table:style-name="ce38">
            <text:p>113.106</text:p>
          </table:table-cell>
          <table:table-cell office:value-type="percentage" office:value="1" table:style-name="ce39">
            <text:p>100,0%</text:p>
          </table:table-cell>
          <table:table-cell office:value-type="float" office:value="140644" table:style-name="ce38">
            <text:p>140.644</text:p>
          </table:table-cell>
          <table:table-cell office:value-type="percentage" office:value="0.93980701895063212" table:style-name="ce39">
            <text:p>94,0%</text:p>
          </table:table-cell>
          <table:table-cell office:value-type="float" office:value="139413" table:style-name="ce38">
            <text:p>139.413</text:p>
          </table:table-cell>
          <table:table-cell office:value-type="percentage" office:value="0.85716130222263209" table:style-name="ce39">
            <text:p>85,7%</text:p>
          </table:table-cell>
          <table:table-cell office:value-type="float" office:value="85979" table:style-name="ce38">
            <text:p>85.979</text:p>
          </table:table-cell>
          <table:table-cell office:value-type="percentage" office:value="0.51486589258232385" table:style-name="ce39">
            <text:p>51,5%</text:p>
          </table:table-cell>
          <table:table-cell office:value-type="float" office:value="21326" table:style-name="ce38">
            <text:p>21.326</text:p>
          </table:table-cell>
          <table:table-cell office:value-type="percentage" office:value="0.1374966151306882" table:style-name="ce39">
            <text:p>13,7%</text:p>
          </table:table-cell>
          <table:table-cell office:value-type="float" office:value="4860" table:style-name="ce38">
            <text:p>4.860</text:p>
          </table:table-cell>
          <table:table-cell office:value-type="percentage" office:value="8.9702652319164258E-2" table:style-name="ce39">
            <text:p>9,0%</text:p>
          </table:table-cell>
          <table:table-cell office:value-type="float" office:value="63" table:style-name="ce38">
            <text:p>63</text:p>
          </table:table-cell>
          <table:table-cell office:value-type="percentage" office:value="4.0480627128445671E-3" table:style-name="ce39">
            <text:p>0,4%</text:p>
          </table:table-cell>
          <table:table-cell office:value-type="float" office:value="593687" table:style-name="ce38">
            <text:p>593.687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65876727817853575" table:style-name="ce39">
            <text:p>65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99" table:style-name="ce38">
            <text:p>50.599</text:p>
          </table:table-cell>
          <table:table-cell office:value-type="percentage" office:value="1" table:style-name="ce39">
            <text:p>100,0%</text:p>
          </table:table-cell>
          <table:table-cell office:value-type="float" office:value="76986" table:style-name="ce38">
            <text:p>76.986</text:p>
          </table:table-cell>
          <table:table-cell office:value-type="percentage" office:value="0.95615778230413828" table:style-name="ce39">
            <text:p>95,6%</text:p>
          </table:table-cell>
          <table:table-cell office:value-type="float" office:value="98548" table:style-name="ce38">
            <text:p>98.548</text:p>
          </table:table-cell>
          <table:table-cell office:value-type="percentage" office:value="0.84063089114653977" table:style-name="ce39">
            <text:p>84,1%</text:p>
          </table:table-cell>
          <table:table-cell office:value-type="float" office:value="127140" table:style-name="ce38">
            <text:p>127.140</text:p>
          </table:table-cell>
          <table:table-cell office:value-type="percentage" office:value="0.76684137831203214" table:style-name="ce39">
            <text:p>76,7%</text:p>
          </table:table-cell>
          <table:table-cell office:value-type="float" office:value="101558" table:style-name="ce38">
            <text:p>101.558</text:p>
          </table:table-cell>
          <table:table-cell office:value-type="percentage" office:value="0.49258871233727181" table:style-name="ce39">
            <text:p>49,3%</text:p>
          </table:table-cell>
          <table:table-cell office:value-type="float" office:value="29263" table:style-name="ce38">
            <text:p>29.263</text:p>
          </table:table-cell>
          <table:table-cell office:value-type="percentage" office:value="0.11347437975508178" table:style-name="ce39">
            <text:p>11,3%</text:p>
          </table:table-cell>
          <table:table-cell office:value-type="float" office:value="4637" table:style-name="ce38">
            <text:p>4.637</text:p>
          </table:table-cell>
          <table:table-cell office:value-type="percentage" office:value="5.4019734619462016E-2" table:style-name="ce39">
            <text:p>5,4%</text:p>
          </table:table-cell>
          <table:table-cell office:value-type="float" office:value="48" table:style-name="ce38">
            <text:p>48</text:p>
          </table:table-cell>
          <table:table-cell office:value-type="percentage" office:value="2.0600858369098714E-3" table:style-name="ce39">
            <text:p>0,2%</text:p>
          </table:table-cell>
          <table:table-cell office:value-type="float" office:value="488779" table:style-name="ce38">
            <text:p>488.779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9557883722557206" table:style-name="ce39">
            <text:p>49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1149" table:style-name="ce38">
            <text:p>91.149</text:p>
          </table:table-cell>
          <table:table-cell office:value-type="percentage" office:value="1" table:style-name="ce39">
            <text:p>100,0%</text:p>
          </table:table-cell>
          <table:table-cell office:value-type="float" office:value="146931" table:style-name="ce38">
            <text:p>146.931</text:p>
          </table:table-cell>
          <table:table-cell office:value-type="percentage" office:value="0.95081892953517422" table:style-name="ce39">
            <text:p>95,1%</text:p>
          </table:table-cell>
          <table:table-cell office:value-type="float" office:value="206007" table:style-name="ce38">
            <text:p>206.007</text:p>
          </table:table-cell>
          <table:table-cell office:value-type="percentage" office:value="0.87628247664744019" table:style-name="ce39">
            <text:p>87,6%</text:p>
          </table:table-cell>
          <table:table-cell office:value-type="float" office:value="265531" table:style-name="ce38">
            <text:p>265.531</text:p>
          </table:table-cell>
          <table:table-cell office:value-type="percentage" office:value="0.75755180992376869" table:style-name="ce39">
            <text:p>75,8%</text:p>
          </table:table-cell>
          <table:table-cell office:value-type="float" office:value="162869" table:style-name="ce38">
            <text:p>162.869</text:p>
          </table:table-cell>
          <table:table-cell office:value-type="percentage" office:value="0.41984770212722078" table:style-name="ce39">
            <text:p>42,0%</text:p>
          </table:table-cell>
          <table:table-cell office:value-type="float" office:value="62356" table:style-name="ce38">
            <text:p>62.356</text:p>
          </table:table-cell>
          <table:table-cell office:value-type="percentage" office:value="0.14028756746541518" table:style-name="ce39">
            <text:p>14,0%</text:p>
          </table:table-cell>
          <table:table-cell office:value-type="float" office:value="8843" table:style-name="ce38">
            <text:p>8.843</text:p>
          </table:table-cell>
          <table:table-cell office:value-type="percentage" office:value="5.395395945063728E-2" table:style-name="ce39">
            <text:p>5,4%</text:p>
          </table:table-cell>
          <table:table-cell office:value-type="float" office:value="138" table:style-name="ce38">
            <text:p>138</text:p>
          </table:table-cell>
          <table:table-cell office:value-type="percentage" office:value="3.1114718614718615E-3" table:style-name="ce39">
            <text:p>0,3%</text:p>
          </table:table-cell>
          <table:table-cell office:value-type="float" office:value="943824" table:style-name="ce38">
            <text:p>943.824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50444006065098801" table:style-name="ce39">
            <text:p>50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114" table:style-name="ce38">
            <text:p>42.114</text:p>
          </table:table-cell>
          <table:table-cell office:value-type="percentage" office:value="1" table:style-name="ce39">
            <text:p>100,0%</text:p>
          </table:table-cell>
          <table:table-cell office:value-type="float" office:value="55498" table:style-name="ce38">
            <text:p>55.498</text:p>
          </table:table-cell>
          <table:table-cell office:value-type="percentage" office:value="1" table:style-name="ce39">
            <text:p>100,0%</text:p>
          </table:table-cell>
          <table:table-cell office:value-type="float" office:value="72981" table:style-name="ce38">
            <text:p>72.981</text:p>
          </table:table-cell>
          <table:table-cell office:value-type="percentage" office:value="0.94357747753571664" table:style-name="ce39">
            <text:p>94,4%</text:p>
          </table:table-cell>
          <table:table-cell office:value-type="float" office:value="73768" table:style-name="ce38">
            <text:p>73.768</text:p>
          </table:table-cell>
          <table:table-cell office:value-type="percentage" office:value="0.81997243341781156" table:style-name="ce39">
            <text:p>82,0%</text:p>
          </table:table-cell>
          <table:table-cell office:value-type="float" office:value="31588" table:style-name="ce38">
            <text:p>31.588</text:p>
          </table:table-cell>
          <table:table-cell office:value-type="percentage" office:value="0.32308809540856509" table:style-name="ce39">
            <text:p>32,3%</text:p>
          </table:table-cell>
          <table:table-cell office:value-type="float" office:value="12954" table:style-name="ce38">
            <text:p>12.954</text:p>
          </table:table-cell>
          <table:table-cell office:value-type="percentage" office:value="0.13427730325897669" table:style-name="ce39">
            <text:p>13,4%</text:p>
          </table:table-cell>
          <table:table-cell office:value-type="float" office:value="1913" table:style-name="ce38">
            <text:p>1.913</text:p>
          </table:table-cell>
          <table:table-cell office:value-type="percentage" office:value="5.4758837841706022E-2" table:style-name="ce39">
            <text:p>5,5%</text:p>
          </table:table-cell>
          <table:table-cell office:value-type="float" office:value="24" table:style-name="ce38">
            <text:p>24</text:p>
          </table:table-cell>
          <table:table-cell office:value-type="percentage" office:value="2.2240756185710315E-3" table:style-name="ce39">
            <text:p>0,2%</text:p>
          </table:table-cell>
          <table:table-cell office:value-type="float" office:value="290840" table:style-name="ce38">
            <text:p>290.840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8007435418760867" table:style-name="ce39">
            <text:p>58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284" table:style-name="ce38">
            <text:p>228.284</text:p>
          </table:table-cell>
          <table:table-cell office:value-type="percentage" office:value="1" table:style-name="ce39">
            <text:p>100,0%</text:p>
          </table:table-cell>
          <table:table-cell office:value-type="float" office:value="248215" table:style-name="ce38">
            <text:p>248.215</text:p>
          </table:table-cell>
          <table:table-cell office:value-type="percentage" office:value="1" table:style-name="ce39">
            <text:p>100,0%</text:p>
          </table:table-cell>
          <table:table-cell office:value-type="float" office:value="305747" table:style-name="ce38">
            <text:p>305.747</text:p>
          </table:table-cell>
          <table:table-cell office:value-type="percentage" office:value="0.95973318684768105" table:style-name="ce39">
            <text:p>96,0%</text:p>
          </table:table-cell>
          <table:table-cell office:value-type="float" office:value="326772" table:style-name="ce38">
            <text:p>326.772</text:p>
          </table:table-cell>
          <table:table-cell office:value-type="percentage" office:value="0.85727552961238274" table:style-name="ce39">
            <text:p>85,7%</text:p>
          </table:table-cell>
          <table:table-cell office:value-type="float" office:value="96177" table:style-name="ce38">
            <text:p>96.177</text:p>
          </table:table-cell>
          <table:table-cell office:value-type="percentage" office:value="0.26472798337485032" table:style-name="ce39">
            <text:p>26,5%</text:p>
          </table:table-cell>
          <table:table-cell office:value-type="float" office:value="49750" table:style-name="ce38">
            <text:p>49.750</text:p>
          </table:table-cell>
          <table:table-cell office:value-type="percentage" office:value="0.13243887180715835" table:style-name="ce39">
            <text:p>13,2%</text:p>
          </table:table-cell>
          <table:table-cell office:value-type="float" office:value="9813" table:style-name="ce38">
            <text:p>9.813</text:p>
          </table:table-cell>
          <table:table-cell office:value-type="percentage" office:value="6.7946711719821085E-2" table:style-name="ce39">
            <text:p>6,8%</text:p>
          </table:table-cell>
          <table:table-cell office:value-type="float" office:value="127" table:style-name="ce38">
            <text:p>127</text:p>
          </table:table-cell>
          <table:table-cell office:value-type="percentage" office:value="3.1216202929898731E-3" table:style-name="ce39">
            <text:p>0,3%</text:p>
          </table:table-cell>
          <table:table-cell office:value-type="float" office:value="1264885" table:style-name="ce38">
            <text:p>1.264.885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60437733202157995" table:style-name="ce39">
            <text:p>60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7156" table:style-name="ce38">
            <text:p>137.156</text:p>
          </table:table-cell>
          <table:table-cell office:value-type="percentage" office:value="1" table:style-name="ce39">
            <text:p>100,0%</text:p>
          </table:table-cell>
          <table:table-cell office:value-type="float" office:value="156877" table:style-name="ce38">
            <text:p>156.877</text:p>
          </table:table-cell>
          <table:table-cell office:value-type="percentage" office:value="0.98602145806751684" table:style-name="ce39">
            <text:p>98,6%</text:p>
          </table:table-cell>
          <table:table-cell office:value-type="float" office:value="209214" table:style-name="ce38">
            <text:p>209.214</text:p>
          </table:table-cell>
          <table:table-cell office:value-type="percentage" office:value="0.95774660782626209" table:style-name="ce39">
            <text:p>95,8%</text:p>
          </table:table-cell>
          <table:table-cell office:value-type="float" office:value="266562" table:style-name="ce38">
            <text:p>266.562</text:p>
          </table:table-cell>
          <table:table-cell office:value-type="percentage" office:value="0.86693031696576661" table:style-name="ce39">
            <text:p>86,7%</text:p>
          </table:table-cell>
          <table:table-cell office:value-type="float" office:value="157410" table:style-name="ce38">
            <text:p>157.410</text:p>
          </table:table-cell>
          <table:table-cell office:value-type="percentage" office:value="0.47612710031608718" table:style-name="ce39">
            <text:p>47,6%</text:p>
          </table:table-cell>
          <table:table-cell office:value-type="float" office:value="43117" table:style-name="ce38">
            <text:p>43.117</text:p>
          </table:table-cell>
          <table:table-cell office:value-type="percentage" office:value="0.11428987965859089" table:style-name="ce39">
            <text:p>11,4%</text:p>
          </table:table-cell>
          <table:table-cell office:value-type="float" office:value="8393" table:style-name="ce38">
            <text:p>8.393</text:p>
          </table:table-cell>
          <table:table-cell office:value-type="percentage" office:value="5.6133709653687185E-2" table:style-name="ce39">
            <text:p>5,6%</text:p>
          </table:table-cell>
          <table:table-cell office:value-type="float" office:value="122" table:style-name="ce38">
            <text:p>122</text:p>
          </table:table-cell>
          <table:table-cell office:value-type="percentage" office:value="2.8798036068359927E-3" table:style-name="ce39">
            <text:p>0,3%</text:p>
          </table:table-cell>
          <table:table-cell office:value-type="float" office:value="978851" table:style-name="ce38">
            <text:p>978.851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6911133023714455" table:style-name="ce39">
            <text:p>56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4643" table:style-name="ce38">
            <text:p>454.643</text:p>
          </table:table-cell>
          <table:table-cell office:value-type="percentage" office:value="1" table:style-name="ce39">
            <text:p>100,0%</text:p>
          </table:table-cell>
          <table:table-cell office:value-type="float" office:value="608492" table:style-name="ce38">
            <text:p>608.492</text:p>
          </table:table-cell>
          <table:table-cell office:value-type="percentage" office:value="0.95781467419706212" table:style-name="ce39">
            <text:p>95,8%</text:p>
          </table:table-cell>
          <table:table-cell office:value-type="float" office:value="729949" table:style-name="ce38">
            <text:p>729.949</text:p>
          </table:table-cell>
          <table:table-cell office:value-type="percentage" office:value="0.87149348602647614" table:style-name="ce39">
            <text:p>87,1%</text:p>
          </table:table-cell>
          <table:table-cell office:value-type="float" office:value="887064" table:style-name="ce38">
            <text:p>887.064</text:p>
          </table:table-cell>
          <table:table-cell office:value-type="percentage" office:value="0.8124933594680247" table:style-name="ce39">
            <text:p>81,2%</text:p>
          </table:table-cell>
          <table:table-cell office:value-type="float" office:value="541963" table:style-name="ce38">
            <text:p>541.963</text:p>
          </table:table-cell>
          <table:table-cell office:value-type="percentage" office:value="0.41158985536413378" table:style-name="ce39">
            <text:p>41,2%</text:p>
          </table:table-cell>
          <table:table-cell office:value-type="float" office:value="193262" table:style-name="ce38">
            <text:p>193.262</text:p>
          </table:table-cell>
          <table:table-cell office:value-type="percentage" office:value="0.12997899616039321" table:style-name="ce39">
            <text:p>13,0%</text:p>
          </table:table-cell>
          <table:table-cell office:value-type="float" office:value="54448" table:style-name="ce38">
            <text:p>54.448</text:p>
          </table:table-cell>
          <table:table-cell office:value-type="percentage" office:value="9.7872432214784408E-2" table:style-name="ce39">
            <text:p>9,8%</text:p>
          </table:table-cell>
          <table:table-cell office:value-type="float" office:value="1097" table:style-name="ce38">
            <text:p>1.097</text:p>
          </table:table-cell>
          <table:table-cell office:value-type="percentage" office:value="6.8620827703548019E-3" table:style-name="ce39">
            <text:p>0,7%</text:p>
          </table:table-cell>
          <table:table-cell office:value-type="float" office:value="3470918" table:style-name="ce38">
            <text:p>3.470.918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53139922512783122" table:style-name="ce39">
            <text:p>53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4354" table:style-name="ce38">
            <text:p>294.354</text:p>
          </table:table-cell>
          <table:table-cell office:value-type="percentage" office:value="1" table:style-name="ce39">
            <text:p>100,0%</text:p>
          </table:table-cell>
          <table:table-cell office:value-type="float" office:value="427999" table:style-name="ce38">
            <text:p>427.999</text:p>
          </table:table-cell>
          <table:table-cell office:value-type="percentage" office:value="0.97747463812799462" table:style-name="ce39">
            <text:p>97,7%</text:p>
          </table:table-cell>
          <table:table-cell office:value-type="float" office:value="531201" table:style-name="ce38">
            <text:p>531.201</text:p>
          </table:table-cell>
          <table:table-cell office:value-type="percentage" office:value="0.91471566723147502" table:style-name="ce39">
            <text:p>91,5%</text:p>
          </table:table-cell>
          <table:table-cell office:value-type="float" office:value="613060" table:style-name="ce38">
            <text:p>613.060</text:p>
          </table:table-cell>
          <table:table-cell office:value-type="percentage" office:value="0.81487743475637153" table:style-name="ce39">
            <text:p>81,5%</text:p>
          </table:table-cell>
          <table:table-cell office:value-type="float" office:value="230146" table:style-name="ce38">
            <text:p>230.146</text:p>
          </table:table-cell>
          <table:table-cell office:value-type="percentage" office:value="0.27025509988398144" table:style-name="ce39">
            <text:p>27,0%</text:p>
          </table:table-cell>
          <table:table-cell office:value-type="float" office:value="110710" table:style-name="ce38">
            <text:p>110.710</text:p>
          </table:table-cell>
          <table:table-cell office:value-type="percentage" office:value="0.12107670889204586" table:style-name="ce39">
            <text:p>12,1%</text:p>
          </table:table-cell>
          <table:table-cell office:value-type="float" office:value="22493" table:style-name="ce38">
            <text:p>22.493</text:p>
          </table:table-cell>
          <table:table-cell office:value-type="percentage" office:value="6.3749525272507754E-2" table:style-name="ce39">
            <text:p>6,4%</text:p>
          </table:table-cell>
          <table:table-cell office:value-type="float" office:value="246" table:style-name="ce38">
            <text:p>246</text:p>
          </table:table-cell>
          <table:table-cell office:value-type="percentage" office:value="2.3872138497219768E-3" table:style-name="ce39">
            <text:p>0,2%</text:p>
          </table:table-cell>
          <table:table-cell office:value-type="float" office:value="2230209" table:style-name="ce38">
            <text:p>2.230.209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52238221443537058" table:style-name="ce39">
            <text:p>52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68" table:style-name="ce38">
            <text:p>77.968</text:p>
          </table:table-cell>
          <table:table-cell office:value-type="percentage" office:value="1" table:style-name="ce39">
            <text:p>100,0%</text:p>
          </table:table-cell>
          <table:table-cell office:value-type="float" office:value="95241" table:style-name="ce38">
            <text:p>95.241</text:p>
          </table:table-cell>
          <table:table-cell office:value-type="percentage" office:value="1" table:style-name="ce39">
            <text:p>100,0%</text:p>
          </table:table-cell>
          <table:table-cell office:value-type="float" office:value="127978" table:style-name="ce38">
            <text:p>127.978</text:p>
          </table:table-cell>
          <table:table-cell office:value-type="percentage" office:value="1" table:style-name="ce39">
            <text:p>100,0%</text:p>
          </table:table-cell>
          <table:table-cell office:value-type="float" office:value="150759" table:style-name="ce38">
            <text:p>150.759</text:p>
          </table:table-cell>
          <table:table-cell office:value-type="percentage" office:value="0.89092638993948559" table:style-name="ce39">
            <text:p>89,1%</text:p>
          </table:table-cell>
          <table:table-cell office:value-type="float" office:value="63878" table:style-name="ce38">
            <text:p>63.878</text:p>
          </table:table-cell>
          <table:table-cell office:value-type="percentage" office:value="0.40050409419790084" table:style-name="ce39">
            <text:p>40,1%</text:p>
          </table:table-cell>
          <table:table-cell office:value-type="float" office:value="23741" table:style-name="ce38">
            <text:p>23.741</text:p>
          </table:table-cell>
          <table:table-cell office:value-type="percentage" office:value="0.12346841130827318" table:style-name="ce39">
            <text:p>12,3%</text:p>
          </table:table-cell>
          <table:table-cell office:value-type="float" office:value="2983" table:style-name="ce38">
            <text:p>2.983</text:p>
          </table:table-cell>
          <table:table-cell office:value-type="percentage" office:value="3.9204605193985914E-2" table:style-name="ce39">
            <text:p>3,9%</text:p>
          </table:table-cell>
          <table:table-cell office:value-type="float" office:value="77" table:style-name="ce38">
            <text:p>77</text:p>
          </table:table-cell>
          <table:table-cell office:value-type="percentage" office:value="3.6748914236624827E-3" table:style-name="ce39">
            <text:p>0,4%</text:p>
          </table:table-cell>
          <table:table-cell office:value-type="float" office:value="542625" table:style-name="ce38">
            <text:p>542.625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9549743034833791" table:style-name="ce39">
            <text:p>59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40586" table:style-name="ce38">
            <text:p>240.586</text:p>
          </table:table-cell>
          <table:table-cell office:value-type="percentage" office:value="1" table:style-name="ce39">
            <text:p>100,0%</text:p>
          </table:table-cell>
          <table:table-cell office:value-type="float" office:value="288219" table:style-name="ce38">
            <text:p>288.219</text:p>
          </table:table-cell>
          <table:table-cell office:value-type="percentage" office:value="0.99467494012327362" table:style-name="ce39">
            <text:p>99,5%</text:p>
          </table:table-cell>
          <table:table-cell office:value-type="float" office:value="331496" table:style-name="ce38">
            <text:p>331.496</text:p>
          </table:table-cell>
          <table:table-cell office:value-type="percentage" office:value="0.95552090209179452" table:style-name="ce39">
            <text:p>95,6%</text:p>
          </table:table-cell>
          <table:table-cell office:value-type="float" office:value="368890" table:style-name="ce38">
            <text:p>368.890</text:p>
          </table:table-cell>
          <table:table-cell office:value-type="percentage" office:value="0.90884453631411544" table:style-name="ce39">
            <text:p>90,9%</text:p>
          </table:table-cell>
          <table:table-cell office:value-type="float" office:value="150749" table:style-name="ce38">
            <text:p>150.749</text:p>
          </table:table-cell>
          <table:table-cell office:value-type="percentage" office:value="0.34012151951283898" table:style-name="ce39">
            <text:p>34,0%</text:p>
          </table:table-cell>
          <table:table-cell office:value-type="float" office:value="50434" table:style-name="ce38">
            <text:p>50.434</text:p>
          </table:table-cell>
          <table:table-cell office:value-type="percentage" office:value="0.11313576336468641" table:style-name="ce39">
            <text:p>11,3%</text:p>
          </table:table-cell>
          <table:table-cell office:value-type="float" office:value="6844" table:style-name="ce38">
            <text:p>6.844</text:p>
          </table:table-cell>
          <table:table-cell office:value-type="percentage" office:value="4.4806703983763789E-2" table:style-name="ce39">
            <text:p>4,5%</text:p>
          </table:table-cell>
          <table:table-cell office:value-type="float" office:value="54" table:style-name="ce38">
            <text:p>54</text:p>
          </table:table-cell>
          <table:table-cell office:value-type="percentage" office:value="1.2268823556141229E-3" table:style-name="ce39">
            <text:p>0,1%</text:p>
          </table:table-cell>
          <table:table-cell office:value-type="float" office:value="1437272" table:style-name="ce38">
            <text:p>1.437.272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60833227872344653" table:style-name="ce39">
            <text:p>60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92" table:style-name="ce38">
            <text:p>23.292</text:p>
          </table:table-cell>
          <table:table-cell office:value-type="percentage" office:value="1" table:style-name="ce39">
            <text:p>100,0%</text:p>
          </table:table-cell>
          <table:table-cell office:value-type="float" office:value="28442" table:style-name="ce38">
            <text:p>28.442</text:p>
          </table:table-cell>
          <table:table-cell office:value-type="percentage" office:value="1" table:style-name="ce39">
            <text:p>100,0%</text:p>
          </table:table-cell>
          <table:table-cell office:value-type="float" office:value="36586" table:style-name="ce38">
            <text:p>36.586</text:p>
          </table:table-cell>
          <table:table-cell office:value-type="percentage" office:value="0.96998780423140141" table:style-name="ce39">
            <text:p>97,0%</text:p>
          </table:table-cell>
          <table:table-cell office:value-type="float" office:value="40929" table:style-name="ce38">
            <text:p>40.929</text:p>
          </table:table-cell>
          <table:table-cell office:value-type="percentage" office:value="0.85869838872104731" table:style-name="ce39">
            <text:p>85,9%</text:p>
          </table:table-cell>
          <table:table-cell office:value-type="float" office:value="15082" table:style-name="ce38">
            <text:p>15.082</text:p>
          </table:table-cell>
          <table:table-cell office:value-type="percentage" office:value="0.28485088862447355" table:style-name="ce39">
            <text:p>28,5%</text:p>
          </table:table-cell>
          <table:table-cell office:value-type="float" office:value="7634" table:style-name="ce38">
            <text:p>7.634</text:p>
          </table:table-cell>
          <table:table-cell office:value-type="percentage" office:value="0.13963527281374039" table:style-name="ce39">
            <text:p>14,0%</text:p>
          </table:table-cell>
          <table:table-cell office:value-type="float" office:value="1581" table:style-name="ce38">
            <text:p>1.581</text:p>
          </table:table-cell>
          <table:table-cell office:value-type="percentage" office:value="7.4681152574397738E-2" table:style-name="ce39">
            <text:p>7,5%</text:p>
          </table:table-cell>
          <table:table-cell office:value-type="float" office:value="11" table:style-name="ce38">
            <text:p>11</text:p>
          </table:table-cell>
          <table:table-cell office:value-type="percentage" office:value="1.7499204581609927E-3" table:style-name="ce39">
            <text:p>0,2%</text:p>
          </table:table-cell>
          <table:table-cell office:value-type="float" office:value="153557" table:style-name="ce38">
            <text:p>153.557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6707461187349517" table:style-name="ce39">
            <text:p>56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70522" table:style-name="ce38">
            <text:p>370.522</text:p>
          </table:table-cell>
          <table:table-cell office:value-type="percentage" office:value="1" table:style-name="ce39">
            <text:p>100,0%</text:p>
          </table:table-cell>
          <table:table-cell office:value-type="float" office:value="503746" table:style-name="ce38">
            <text:p>503.746</text:p>
          </table:table-cell>
          <table:table-cell office:value-type="percentage" office:value="0.95754456062849636" table:style-name="ce39">
            <text:p>95,8%</text:p>
          </table:table-cell>
          <table:table-cell office:value-type="float" office:value="673659" table:style-name="ce38">
            <text:p>673.659</text:p>
          </table:table-cell>
          <table:table-cell office:value-type="percentage" office:value="0.9578230770215107" table:style-name="ce39">
            <text:p>95,8%</text:p>
          </table:table-cell>
          <table:table-cell office:value-type="float" office:value="814523" table:style-name="ce38">
            <text:p>814.523</text:p>
          </table:table-cell>
          <table:table-cell office:value-type="percentage" office:value="0.83731212408111577" table:style-name="ce39">
            <text:p>83,7%</text:p>
          </table:table-cell>
          <table:table-cell office:value-type="float" office:value="265303" table:style-name="ce38">
            <text:p>265.303</text:p>
          </table:table-cell>
          <table:table-cell office:value-type="percentage" office:value="0.22753824923604446" table:style-name="ce39">
            <text:p>22,8%</text:p>
          </table:table-cell>
          <table:table-cell office:value-type="float" office:value="182271" table:style-name="ce38">
            <text:p>182.271</text:p>
          </table:table-cell>
          <table:table-cell office:value-type="percentage" office:value="0.1352393516381924" table:style-name="ce39">
            <text:p>13,5%</text:p>
          </table:table-cell>
          <table:table-cell office:value-type="float" office:value="35689" table:style-name="ce38">
            <text:p>35.689</text:p>
          </table:table-cell>
          <table:table-cell office:value-type="percentage" office:value="7.4396101026440647E-2" table:style-name="ce39">
            <text:p>7,4%</text:p>
          </table:table-cell>
          <table:table-cell office:value-type="float" office:value="510" table:style-name="ce38">
            <text:p>510</text:p>
          </table:table-cell>
          <table:table-cell office:value-type="percentage" office:value="3.753836641861903E-3" table:style-name="ce39">
            <text:p>0,4%</text:p>
          </table:table-cell>
          <table:table-cell office:value-type="float" office:value="2846223" table:style-name="ce38">
            <text:p>2.846.223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9972110162487932" table:style-name="ce39">
            <text:p>50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152" table:style-name="ce38">
            <text:p>73.152</text:p>
          </table:table-cell>
          <table:table-cell office:value-type="percentage" office:value="1" table:style-name="ce39">
            <text:p>100,0%</text:p>
          </table:table-cell>
          <table:table-cell office:value-type="float" office:value="100526" table:style-name="ce38">
            <text:p>100.526</text:p>
          </table:table-cell>
          <table:table-cell office:value-type="percentage" office:value="0.97693855139505725" table:style-name="ce39">
            <text:p>97,7%</text:p>
          </table:table-cell>
          <table:table-cell office:value-type="float" office:value="132661" table:style-name="ce38">
            <text:p>132.661</text:p>
          </table:table-cell>
          <table:table-cell office:value-type="percentage" office:value="0.90301479146954922" table:style-name="ce39">
            <text:p>90,3%</text:p>
          </table:table-cell>
          <table:table-cell office:value-type="float" office:value="180866" table:style-name="ce38">
            <text:p>180.866</text:p>
          </table:table-cell>
          <table:table-cell office:value-type="percentage" office:value="0.84811681734628808" table:style-name="ce39">
            <text:p>84,8%</text:p>
          </table:table-cell>
          <table:table-cell office:value-type="float" office:value="125718" table:style-name="ce38">
            <text:p>125.718</text:p>
          </table:table-cell>
          <table:table-cell office:value-type="percentage" office:value="0.49464700952560819" table:style-name="ce39">
            <text:p>49,5%</text:p>
          </table:table-cell>
          <table:table-cell office:value-type="float" office:value="33014" table:style-name="ce38">
            <text:p>33.014</text:p>
          </table:table-cell>
          <table:table-cell office:value-type="percentage" office:value="0.11111784267000552" table:style-name="ce39">
            <text:p>11,1%</text:p>
          </table:table-cell>
          <table:table-cell office:value-type="float" office:value="7910" table:style-name="ce38">
            <text:p>7.910</text:p>
          </table:table-cell>
          <table:table-cell office:value-type="percentage" office:value="6.6657116131696253E-2" table:style-name="ce39">
            <text:p>6,7%</text:p>
          </table:table-cell>
          <table:table-cell office:value-type="float" office:value="157" table:style-name="ce38">
            <text:p>157</text:p>
          </table:table-cell>
          <table:table-cell office:value-type="percentage" office:value="4.5229315510486286E-3" table:style-name="ce39">
            <text:p>0,5%</text:p>
          </table:table-cell>
          <table:table-cell office:value-type="float" office:value="654004" table:style-name="ce38">
            <text:p>654.004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52849704924285579" table:style-name="ce39">
            <text:p>52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53" table:style-name="ce38">
            <text:p>42.353</text:p>
          </table:table-cell>
          <table:table-cell office:value-type="percentage" office:value="1" table:style-name="ce39">
            <text:p>100,0%</text:p>
          </table:table-cell>
          <table:table-cell office:value-type="float" office:value="55558" table:style-name="ce38">
            <text:p>55.558</text:p>
          </table:table-cell>
          <table:table-cell office:value-type="percentage" office:value="0.99580585030111846" table:style-name="ce39">
            <text:p>99,6%</text:p>
          </table:table-cell>
          <table:table-cell office:value-type="float" office:value="70241" table:style-name="ce38">
            <text:p>70.241</text:p>
          </table:table-cell>
          <table:table-cell office:value-type="percentage" office:value="0.95120795189859708" table:style-name="ce39">
            <text:p>95,1%</text:p>
          </table:table-cell>
          <table:table-cell office:value-type="float" office:value="88459" table:style-name="ce38">
            <text:p>88.459</text:p>
          </table:table-cell>
          <table:table-cell office:value-type="percentage" office:value="0.91483442612778454" table:style-name="ce39">
            <text:p>91,5%</text:p>
          </table:table-cell>
          <table:table-cell office:value-type="float" office:value="50702" table:style-name="ce38">
            <text:p>50.702</text:p>
          </table:table-cell>
          <table:table-cell office:value-type="percentage" office:value="0.46945426936538215" table:style-name="ce39">
            <text:p>46,9%</text:p>
          </table:table-cell>
          <table:table-cell office:value-type="float" office:value="16084" table:style-name="ce38">
            <text:p>16.084</text:p>
          </table:table-cell>
          <table:table-cell office:value-type="percentage" office:value="0.13982925599429694" table:style-name="ce39">
            <text:p>14,0%</text:p>
          </table:table-cell>
          <table:table-cell office:value-type="float" office:value="4000" table:style-name="ce38">
            <text:p>4.000</text:p>
          </table:table-cell>
          <table:table-cell office:value-type="percentage" office:value="8.2465725182970823E-2" table:style-name="ce39">
            <text:p>8,2%</text:p>
          </table:table-cell>
          <table:table-cell office:value-type="float" office:value="17" table:style-name="ce38">
            <text:p>17</text:p>
          </table:table-cell>
          <table:table-cell office:value-type="percentage" office:value="1.2224938875305623E-3" table:style-name="ce39">
            <text:p>0,1%</text:p>
          </table:table-cell>
          <table:table-cell office:value-type="float" office:value="327414" table:style-name="ce38">
            <text:p>327.414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9213831643864112" table:style-name="ce39">
            <text:p>59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891" table:style-name="ce38">
            <text:p>161.891</text:p>
          </table:table-cell>
          <table:table-cell office:value-type="percentage" office:value="1" table:style-name="ce39">
            <text:p>100,0%</text:p>
          </table:table-cell>
          <table:table-cell office:value-type="float" office:value="209895" table:style-name="ce38">
            <text:p>209.895</text:p>
          </table:table-cell>
          <table:table-cell office:value-type="percentage" office:value="0.9850479395159587" table:style-name="ce39">
            <text:p>98,5%</text:p>
          </table:table-cell>
          <table:table-cell office:value-type="float" office:value="271568" table:style-name="ce38">
            <text:p>271.568</text:p>
          </table:table-cell>
          <table:table-cell office:value-type="percentage" office:value="0.96947368796832778" table:style-name="ce39">
            <text:p>96,9%</text:p>
          </table:table-cell>
          <table:table-cell office:value-type="float" office:value="287861" table:style-name="ce38">
            <text:p>287.861</text:p>
          </table:table-cell>
          <table:table-cell office:value-type="percentage" office:value="0.84670727725699091" table:style-name="ce39">
            <text:p>84,7%</text:p>
          </table:table-cell>
          <table:table-cell office:value-type="float" office:value="93117" table:style-name="ce38">
            <text:p>93.117</text:p>
          </table:table-cell>
          <table:table-cell office:value-type="percentage" office:value="0.25713480958653312" table:style-name="ce39">
            <text:p>25,7%</text:p>
          </table:table-cell>
          <table:table-cell office:value-type="float" office:value="52816" table:style-name="ce38">
            <text:p>52.816</text:p>
          </table:table-cell>
          <table:table-cell office:value-type="percentage" office:value="0.14561254535228663" table:style-name="ce39">
            <text:p>14,6%</text:p>
          </table:table-cell>
          <table:table-cell office:value-type="float" office:value="13366" table:style-name="ce38">
            <text:p>13.366</text:p>
          </table:table-cell>
          <table:table-cell office:value-type="percentage" office:value="9.5251669362827196E-2" table:style-name="ce39">
            <text:p>9,5%</text:p>
          </table:table-cell>
          <table:table-cell office:value-type="float" office:value="60" table:style-name="ce38">
            <text:p>60</text:p>
          </table:table-cell>
          <table:table-cell office:value-type="percentage" office:value="1.434583014537108E-3" table:style-name="ce39">
            <text:p>0,1%</text:p>
          </table:table-cell>
          <table:table-cell office:value-type="float" office:value="1090574" table:style-name="ce38">
            <text:p>1.090.574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7455391457771698" table:style-name="ce39">
            <text:p>57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9" table:style-name="ce38">
            <text:p>2.359</text:p>
          </table:table-cell>
          <table:table-cell office:value-type="percentage" office:value="0.90556621880998078" table:style-name="ce39">
            <text:p>90,6%</text:p>
          </table:table-cell>
          <table:table-cell office:value-type="float" office:value="3769" table:style-name="ce38">
            <text:p>3.769</text:p>
          </table:table-cell>
          <table:table-cell office:value-type="percentage" office:value="0.87285780453913853" table:style-name="ce39">
            <text:p>87,3%</text:p>
          </table:table-cell>
          <table:table-cell office:value-type="float" office:value="6993" table:style-name="ce38">
            <text:p>6.993</text:p>
          </table:table-cell>
          <table:table-cell office:value-type="percentage" office:value="0.89003436426116833" table:style-name="ce39">
            <text:p>89,0%</text:p>
          </table:table-cell>
          <table:table-cell office:value-type="float" office:value="9659" table:style-name="ce38">
            <text:p>9.659</text:p>
          </table:table-cell>
          <table:table-cell office:value-type="percentage" office:value="0.83584285219799237" table:style-name="ce39">
            <text:p>83,6%</text:p>
          </table:table-cell>
          <table:table-cell office:value-type="float" office:value="9008" table:style-name="ce38">
            <text:p>9.008</text:p>
          </table:table-cell>
          <table:table-cell office:value-type="percentage" office:value="0.71254548330960288" table:style-name="ce39">
            <text:p>71,3%</text:p>
          </table:table-cell>
          <table:table-cell office:value-type="float" office:value="3463" table:style-name="ce38">
            <text:p>3.463</text:p>
          </table:table-cell>
          <table:table-cell office:value-type="percentage" office:value="0.19874885215794308" table:style-name="ce39">
            <text:p>19,9%</text:p>
          </table:table-cell>
          <table:table-cell office:value-type="float" office:value="600" table:style-name="ce38">
            <text:p>600</text:p>
          </table:table-cell>
          <table:table-cell office:value-type="percentage" office:value="7.9145231499802141E-2" table:style-name="ce39">
            <text:p>7,9%</text:p>
          </table:table-cell>
          <table:table-cell office:value-type="float" office:value="11" table:style-name="ce38">
            <text:p>11</text:p>
          </table:table-cell>
          <table:table-cell office:value-type="percentage" office:value="5.0574712643678158E-3" table:style-name="ce39">
            <text:p>0,5%</text:p>
          </table:table-cell>
          <table:table-cell office:value-type="float" office:value="35862" table:style-name="ce38">
            <text:p>35.862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420659632999788" table:style-name="ce39">
            <text:p>54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40" table:style-name="ce38">
            <text:p>1.940</text:p>
          </table:table-cell>
          <table:table-cell office:value-type="percentage" office:value="0.82588335461898676" table:style-name="ce39">
            <text:p>82,6%</text:p>
          </table:table-cell>
          <table:table-cell office:value-type="float" office:value="3155" table:style-name="ce38">
            <text:p>3.155</text:p>
          </table:table-cell>
          <table:table-cell office:value-type="percentage" office:value="0.84178228388473852" table:style-name="ce39">
            <text:p>84,2%</text:p>
          </table:table-cell>
          <table:table-cell office:value-type="float" office:value="6534" table:style-name="ce38">
            <text:p>6.534</text:p>
          </table:table-cell>
          <table:table-cell office:value-type="percentage" office:value="0.83480260636259107" table:style-name="ce39">
            <text:p>83,5%</text:p>
          </table:table-cell>
          <table:table-cell office:value-type="float" office:value="8583" table:style-name="ce38">
            <text:p>8.583</text:p>
          </table:table-cell>
          <table:table-cell office:value-type="percentage" office:value="0.75962474555270376" table:style-name="ce39">
            <text:p>76,0%</text:p>
          </table:table-cell>
          <table:table-cell office:value-type="float" office:value="8288" table:style-name="ce38">
            <text:p>8.288</text:p>
          </table:table-cell>
          <table:table-cell office:value-type="percentage" office:value="0.69055157473754369" table:style-name="ce39">
            <text:p>69,1%</text:p>
          </table:table-cell>
          <table:table-cell office:value-type="float" office:value="3610" table:style-name="ce38">
            <text:p>3.610</text:p>
          </table:table-cell>
          <table:table-cell office:value-type="percentage" office:value="0.19952467805228541" table:style-name="ce39">
            <text:p>20,0%</text:p>
          </table:table-cell>
          <table:table-cell office:value-type="float" office:value="332" table:style-name="ce38">
            <text:p>332</text:p>
          </table:table-cell>
          <table:table-cell office:value-type="percentage" office:value="3.8894095595126521E-2" table:style-name="ce39">
            <text:p>3,9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32449" table:style-name="ce38">
            <text:p>32.449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9032911239384691" table:style-name="ce39">
            <text:p>49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17" table:style-name="ce38">
            <text:p>3.317</text:p>
          </table:table-cell>
          <table:table-cell office:value-type="string" table:style-name="ce39">
            <text:p>-</text:p>
          </table:table-cell>
          <table:table-cell office:value-type="float" office:value="8789" table:style-name="ce38">
            <text:p>8.789</text:p>
          </table:table-cell>
          <table:table-cell office:value-type="string" table:style-name="ce39">
            <text:p>-</text:p>
          </table:table-cell>
          <table:table-cell office:value-type="float" office:value="18813" table:style-name="ce38">
            <text:p>18.813</text:p>
          </table:table-cell>
          <table:table-cell office:value-type="string" table:style-name="ce39">
            <text:p>-</text:p>
          </table:table-cell>
          <table:table-cell office:value-type="float" office:value="35626" table:style-name="ce38">
            <text:p>35.626</text:p>
          </table:table-cell>
          <table:table-cell office:value-type="string" table:style-name="ce39">
            <text:p>-</text:p>
          </table:table-cell>
          <table:table-cell office:value-type="float" office:value="9162" table:style-name="ce38">
            <text:p>9.162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75764" table:style-name="ce38">
            <text:p>75.76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-</text:p>
          </table:table-cell>
          <table:table-cell office:value-type="float" office:value="42" table:style-name="ce38">
            <text:p>42</text:p>
          </table:table-cell>
          <table:table-cell office:value-type="string" table:style-name="ce39">
            <text:p>-</text:p>
          </table:table-cell>
          <table:table-cell office:value-type="float" office:value="141" table:style-name="ce38">
            <text:p>141</text:p>
          </table:table-cell>
          <table:table-cell office:value-type="string" table:style-name="ce39">
            <text:p>-</text:p>
          </table:table-cell>
          <table:table-cell office:value-type="float" office:value="207" table:style-name="ce38">
            <text:p>207</text:p>
          </table:table-cell>
          <table:table-cell office:value-type="string" table:style-name="ce39">
            <text:p>-</text:p>
          </table:table-cell>
          <table:table-cell office:value-type="float" office:value="50" table:style-name="ce38">
            <text:p>5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445" table:style-name="ce38">
            <text:p>44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911992" table:style-name="ce43">
            <text:p>2.911.992</text:p>
          </table:table-cell>
          <table:table-cell office:value-type="percentage" office:value="1" table:style-name="ce44">
            <text:p>100,0%</text:p>
          </table:table-cell>
          <table:table-cell office:value-type="float" office:value="3882835" table:style-name="ce43">
            <text:p>3.882.835</text:p>
          </table:table-cell>
          <table:table-cell office:value-type="percentage" office:value="0.9805027468122206" table:style-name="ce44">
            <text:p>98,1%</text:p>
          </table:table-cell>
          <table:table-cell office:value-type="float" office:value="4960322" table:style-name="ce43">
            <text:p>4.960.322</text:p>
          </table:table-cell>
          <table:table-cell office:value-type="percentage" office:value="0.92942383585042199" table:style-name="ce44">
            <text:p>92,9%</text:p>
          </table:table-cell>
          <table:table-cell office:value-type="float" office:value="5922315" table:style-name="ce43">
            <text:p>5.922.315</text:p>
          </table:table-cell>
          <table:table-cell office:value-type="percentage" office:value="0.84203858043429358" table:style-name="ce44">
            <text:p>84,2%</text:p>
          </table:table-cell>
          <table:table-cell office:value-type="float" office:value="2946768" table:style-name="ce43">
            <text:p>2.946.768</text:p>
          </table:table-cell>
          <table:table-cell office:value-type="percentage" office:value="0.37339916421441821" table:style-name="ce44">
            <text:p>37,3%</text:p>
          </table:table-cell>
          <table:table-cell office:value-type="float" office:value="1171969" table:style-name="ce43">
            <text:p>1.171.969</text:p>
          </table:table-cell>
          <table:table-cell office:value-type="percentage" office:value="0.13296108539050297" table:style-name="ce44">
            <text:p>13,3%</text:p>
          </table:table-cell>
          <table:table-cell office:value-type="float" office:value="249221" table:style-name="ce43">
            <text:p>249.221</text:p>
          </table:table-cell>
          <table:table-cell office:value-type="percentage" office:value="7.5286552664880116E-2" table:style-name="ce44">
            <text:p>7,5%</text:p>
          </table:table-cell>
          <table:table-cell office:value-type="float" office:value="3497" table:style-name="ce43">
            <text:p>3.497</text:p>
          </table:table-cell>
          <table:table-cell office:value-type="percentage" office:value="3.6847412515054545E-3" table:style-name="ce44">
            <text:p>0,4%</text:p>
          </table:table-cell>
          <table:table-cell office:value-type="float" office:value="22048919" table:style-name="ce43">
            <text:p>22.048.919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5494397408490872" table:style-name="ce44">
            <text:p>54,9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2336" table:style-name="ce35">
            <text:p>422.336</text:p>
          </table:table-cell>
          <table:table-cell office:value-type="percentage" office:value="1" table:style-name="ce36">
            <text:p>100,0%</text:p>
          </table:table-cell>
          <table:table-cell office:value-type="float" office:value="630098" table:style-name="ce35">
            <text:p>630.098</text:p>
          </table:table-cell>
          <table:table-cell office:value-type="percentage" office:value="0.96881366460582341" table:style-name="ce36">
            <text:p>96,9%</text:p>
          </table:table-cell>
          <table:table-cell office:value-type="float" office:value="227535" table:style-name="ce35">
            <text:p>227.535</text:p>
          </table:table-cell>
          <table:table-cell office:value-type="percentage" office:value="0.24836079799420835" table:style-name="ce36">
            <text:p>24,8%</text:p>
          </table:table-cell>
          <table:table-cell office:value-type="float" office:value="592279" table:style-name="ce35">
            <text:p>592.279</text:p>
          </table:table-cell>
          <table:table-cell office:value-type="percentage" office:value="0.46819697064317511" table:style-name="ce36">
            <text:p>46,8%</text:p>
          </table:table-cell>
          <table:table-cell office:value-type="float" office:value="174685" table:style-name="ce35">
            <text:p>174.685</text:p>
          </table:table-cell>
          <table:table-cell office:value-type="percentage" office:value="0.12611597312567774" table:style-name="ce36">
            <text:p>12,6%</text:p>
          </table:table-cell>
          <table:table-cell office:value-type="float" office:value="158731" table:style-name="ce35">
            <text:p>158.731</text:p>
          </table:table-cell>
          <table:table-cell office:value-type="percentage" office:value="9.7724696740129541E-2" table:style-name="ce36">
            <text:p>9,8%</text:p>
          </table:table-cell>
          <table:table-cell office:value-type="float" office:value="26825" table:style-name="ce35">
            <text:p>26.825</text:p>
          </table:table-cell>
          <table:table-cell office:value-type="percentage" office:value="4.286198202113619E-2" table:style-name="ce36">
            <text:p>4,3%</text:p>
          </table:table-cell>
          <table:table-cell office:value-type="float" office:value="485" table:style-name="ce35">
            <text:p>485</text:p>
          </table:table-cell>
          <table:table-cell office:value-type="percentage" office:value="2.6659923813083701E-3" table:style-name="ce36">
            <text:p>0,3%</text:p>
          </table:table-cell>
          <table:table-cell office:value-type="float" office:value="2232974" table:style-name="ce35">
            <text:p>2.232.974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31618615864460614" table:style-name="ce36">
            <text:p>31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585" table:style-name="ce38">
            <text:p>98.585</text:p>
          </table:table-cell>
          <table:table-cell office:value-type="percentage" office:value="0.99775319562379183" table:style-name="ce39">
            <text:p>99,8%</text:p>
          </table:table-cell>
          <table:table-cell office:value-type="float" office:value="115125" table:style-name="ce38">
            <text:p>115.125</text:p>
          </table:table-cell>
          <table:table-cell office:value-type="percentage" office:value="0.96780295069564126" table:style-name="ce39">
            <text:p>96,8%</text:p>
          </table:table-cell>
          <table:table-cell office:value-type="float" office:value="47464" table:style-name="ce38">
            <text:p>47.464</text:p>
          </table:table-cell>
          <table:table-cell office:value-type="percentage" office:value="0.30354230752012895" table:style-name="ce39">
            <text:p>30,4%</text:p>
          </table:table-cell>
          <table:table-cell office:value-type="float" office:value="74593" table:style-name="ce38">
            <text:p>74.593</text:p>
          </table:table-cell>
          <table:table-cell office:value-type="percentage" office:value="0.37622688711125457" table:style-name="ce39">
            <text:p>37,6%</text:p>
          </table:table-cell>
          <table:table-cell office:value-type="float" office:value="34499" table:style-name="ce38">
            <text:p>34.499</text:p>
          </table:table-cell>
          <table:table-cell office:value-type="percentage" office:value="0.16050301707894651" table:style-name="ce39">
            <text:p>16,1%</text:p>
          </table:table-cell>
          <table:table-cell office:value-type="float" office:value="24882" table:style-name="ce38">
            <text:p>24.882</text:p>
          </table:table-cell>
          <table:table-cell office:value-type="percentage" office:value="0.10764904386951631" table:style-name="ce39">
            <text:p>10,8%</text:p>
          </table:table-cell>
          <table:table-cell office:value-type="float" office:value="6179" table:style-name="ce38">
            <text:p>6.179</text:p>
          </table:table-cell>
          <table:table-cell office:value-type="percentage" office:value="6.9286835613366224E-2" table:style-name="ce39">
            <text:p>6,9%</text:p>
          </table:table-cell>
          <table:table-cell office:value-type="float" office:value="56" table:style-name="ce38">
            <text:p>56</text:p>
          </table:table-cell>
          <table:table-cell office:value-type="percentage" office:value="2.2305424998008442E-3" table:style-name="ce39">
            <text:p>0,2%</text:p>
          </table:table-cell>
          <table:table-cell office:value-type="float" office:value="401383" table:style-name="ce38">
            <text:p>401.383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5433947406520688" table:style-name="ce39">
            <text:p>35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871" table:style-name="ce38">
            <text:p>86.871</text:p>
          </table:table-cell>
          <table:table-cell office:value-type="percentage" office:value="0.98912622685765039" table:style-name="ce39">
            <text:p>98,9%</text:p>
          </table:table-cell>
          <table:table-cell office:value-type="float" office:value="110788" table:style-name="ce38">
            <text:p>110.788</text:p>
          </table:table-cell>
          <table:table-cell office:value-type="percentage" office:value="1" table:style-name="ce39">
            <text:p>100,0%</text:p>
          </table:table-cell>
          <table:table-cell office:value-type="float" office:value="33379" table:style-name="ce38">
            <text:p>33.379</text:p>
          </table:table-cell>
          <table:table-cell office:value-type="percentage" office:value="0.2230441290460535" table:style-name="ce39">
            <text:p>22,3%</text:p>
          </table:table-cell>
          <table:table-cell office:value-type="float" office:value="82108" table:style-name="ce38">
            <text:p>82.108</text:p>
          </table:table-cell>
          <table:table-cell office:value-type="percentage" office:value="0.50482953672107966" table:style-name="ce39">
            <text:p>50,5%</text:p>
          </table:table-cell>
          <table:table-cell office:value-type="float" office:value="27594" table:style-name="ce38">
            <text:p>27.594</text:p>
          </table:table-cell>
          <table:table-cell office:value-type="percentage" office:value="0.16524045918092375" table:style-name="ce39">
            <text:p>16,5%</text:p>
          </table:table-cell>
          <table:table-cell office:value-type="float" office:value="19762" table:style-name="ce38">
            <text:p>19.762</text:p>
          </table:table-cell>
          <table:table-cell office:value-type="percentage" office:value="0.12741292826656006" table:style-name="ce39">
            <text:p>12,7%</text:p>
          </table:table-cell>
          <table:table-cell office:value-type="float" office:value="4539" table:style-name="ce38">
            <text:p>4.539</text:p>
          </table:table-cell>
          <table:table-cell office:value-type="percentage" office:value="8.3777847505491054E-2" table:style-name="ce39">
            <text:p>8,4%</text:p>
          </table:table-cell>
          <table:table-cell office:value-type="float" office:value="42" table:style-name="ce38">
            <text:p>42</text:p>
          </table:table-cell>
          <table:table-cell office:value-type="percentage" office:value="2.6987084752297117E-3" table:style-name="ce39">
            <text:p>0,3%</text:p>
          </table:table-cell>
          <table:table-cell office:value-type="float" office:value="365083" table:style-name="ce38">
            <text:p>365.083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40510358862372658" table:style-name="ce39">
            <text:p>40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635" table:style-name="ce38">
            <text:p>49.635</text:p>
          </table:table-cell>
          <table:table-cell office:value-type="percentage" office:value="1" table:style-name="ce39">
            <text:p>100,0%</text:p>
          </table:table-cell>
          <table:table-cell office:value-type="float" office:value="75238" table:style-name="ce38">
            <text:p>75.238</text:p>
          </table:table-cell>
          <table:table-cell office:value-type="percentage" office:value="0.93444781161508272" table:style-name="ce39">
            <text:p>93,4%</text:p>
          </table:table-cell>
          <table:table-cell office:value-type="float" office:value="12171" table:style-name="ce38">
            <text:p>12.171</text:p>
          </table:table-cell>
          <table:table-cell office:value-type="percentage" office:value="0.10382066177035085" table:style-name="ce39">
            <text:p>10,4%</text:p>
          </table:table-cell>
          <table:table-cell office:value-type="float" office:value="84006" table:style-name="ce38">
            <text:p>84.006</text:p>
          </table:table-cell>
          <table:table-cell office:value-type="percentage" office:value="0.50667985548592553" table:style-name="ce39">
            <text:p>50,7%</text:p>
          </table:table-cell>
          <table:table-cell office:value-type="float" office:value="36493" table:style-name="ce38">
            <text:p>36.493</text:p>
          </table:table-cell>
          <table:table-cell office:value-type="percentage" office:value="0.17700269677744795" table:style-name="ce39">
            <text:p>17,7%</text:p>
          </table:table-cell>
          <table:table-cell office:value-type="float" office:value="22736" table:style-name="ce38">
            <text:p>22.736</text:p>
          </table:table-cell>
          <table:table-cell office:value-type="percentage" office:value="8.8164354239535905E-2" table:style-name="ce39">
            <text:p>8,8%</text:p>
          </table:table-cell>
          <table:table-cell office:value-type="float" office:value="3606" table:style-name="ce38">
            <text:p>3.606</text:p>
          </table:table-cell>
          <table:table-cell office:value-type="percentage" office:value="4.2008877083843009E-2" table:style-name="ce39">
            <text:p>4,2%</text:p>
          </table:table-cell>
          <table:table-cell office:value-type="float" office:value="40" table:style-name="ce38">
            <text:p>40</text:p>
          </table:table-cell>
          <table:table-cell office:value-type="percentage" office:value="1.7167381974248926E-3" table:style-name="ce39">
            <text:p>0,2%</text:p>
          </table:table-cell>
          <table:table-cell office:value-type="float" office:value="283925" table:style-name="ce38">
            <text:p>283.925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2878749319411647" table:style-name="ce39">
            <text:p>28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8243" table:style-name="ce38">
            <text:p>88.243</text:p>
          </table:table-cell>
          <table:table-cell office:value-type="percentage" office:value="0.97791347134181483" table:style-name="ce39">
            <text:p>97,8%</text:p>
          </table:table-cell>
          <table:table-cell office:value-type="float" office:value="141999" table:style-name="ce38">
            <text:p>141.999</text:p>
          </table:table-cell>
          <table:table-cell office:value-type="percentage" office:value="0.91890300328089514" table:style-name="ce39">
            <text:p>91,9%</text:p>
          </table:table-cell>
          <table:table-cell office:value-type="float" office:value="51949" table:style-name="ce38">
            <text:p>51.949</text:p>
          </table:table-cell>
          <table:table-cell office:value-type="percentage" office:value="0.22097306586357682" table:style-name="ce39">
            <text:p>22,1%</text:p>
          </table:table-cell>
          <table:table-cell office:value-type="float" office:value="160081" table:style-name="ce38">
            <text:p>160.081</text:p>
          </table:table-cell>
          <table:table-cell office:value-type="percentage" office:value="0.45670618980234629" table:style-name="ce39">
            <text:p>45,7%</text:p>
          </table:table-cell>
          <table:table-cell office:value-type="float" office:value="64980" table:style-name="ce38">
            <text:p>64.980</text:p>
          </table:table-cell>
          <table:table-cell office:value-type="percentage" office:value="0.16750703746094595" table:style-name="ce39">
            <text:p>16,8%</text:p>
          </table:table-cell>
          <table:table-cell office:value-type="float" office:value="35734" table:style-name="ce38">
            <text:p>35.734</text:p>
          </table:table-cell>
          <table:table-cell office:value-type="percentage" office:value="8.0393802293430405E-2" table:style-name="ce39">
            <text:p>8,0%</text:p>
          </table:table-cell>
          <table:table-cell office:value-type="float" office:value="6249" table:style-name="ce38">
            <text:p>6.249</text:p>
          </table:table-cell>
          <table:table-cell office:value-type="percentage" office:value="3.8127139274797286E-2" table:style-name="ce39">
            <text:p>3,8%</text:p>
          </table:table-cell>
          <table:table-cell office:value-type="float" office:value="71" table:style-name="ce38">
            <text:p>71</text:p>
          </table:table-cell>
          <table:table-cell office:value-type="percentage" office:value="1.6008297258297258E-3" table:style-name="ce39">
            <text:p>0,2%</text:p>
          </table:table-cell>
          <table:table-cell office:value-type="float" office:value="549306" table:style-name="ce38">
            <text:p>549.306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2935843461873735" table:style-name="ce39">
            <text:p>29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537" table:style-name="ce38">
            <text:p>41.537</text:p>
          </table:table-cell>
          <table:table-cell office:value-type="percentage" office:value="1" table:style-name="ce39">
            <text:p>100,0%</text:p>
          </table:table-cell>
          <table:table-cell office:value-type="float" office:value="54784" table:style-name="ce38">
            <text:p>54.784</text:p>
          </table:table-cell>
          <table:table-cell office:value-type="percentage" office:value="1" table:style-name="ce39">
            <text:p>100,0%</text:p>
          </table:table-cell>
          <table:table-cell office:value-type="float" office:value="25151" table:style-name="ce38">
            <text:p>25.151</text:p>
          </table:table-cell>
          <table:table-cell office:value-type="percentage" office:value="0.32517939104014482" table:style-name="ce39">
            <text:p>32,5%</text:p>
          </table:table-cell>
          <table:table-cell office:value-type="float" office:value="28908" table:style-name="ce38">
            <text:p>28.908</text:p>
          </table:table-cell>
          <table:table-cell office:value-type="percentage" office:value="0.32132853141256501" table:style-name="ce39">
            <text:p>32,1%</text:p>
          </table:table-cell>
          <table:table-cell office:value-type="float" office:value="9520" table:style-name="ce38">
            <text:p>9.520</text:p>
          </table:table-cell>
          <table:table-cell office:value-type="percentage" office:value="9.7372377747547798E-2" table:style-name="ce39">
            <text:p>9,7%</text:p>
          </table:table-cell>
          <table:table-cell office:value-type="float" office:value="7505" table:style-name="ce38">
            <text:p>7.505</text:p>
          </table:table-cell>
          <table:table-cell office:value-type="percentage" office:value="7.7794593249854882E-2" table:style-name="ce39">
            <text:p>7,8%</text:p>
          </table:table-cell>
          <table:table-cell office:value-type="float" office:value="1379" table:style-name="ce38">
            <text:p>1.379</text:p>
          </table:table-cell>
          <table:table-cell office:value-type="percentage" office:value="3.9473307571203667E-2" table:style-name="ce39">
            <text:p>3,9%</text:p>
          </table:table-cell>
          <table:table-cell office:value-type="float" office:value="8" table:style-name="ce38">
            <text:p>8</text:p>
          </table:table-cell>
          <table:table-cell office:value-type="percentage" office:value="7.4135853952367716E-4" table:style-name="ce39">
            <text:p>0,1%</text:p>
          </table:table-cell>
          <table:table-cell office:value-type="float" office:value="168792" table:style-name="ce38">
            <text:p>168.792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33665214685749845" table:style-name="ce39">
            <text:p>33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5022" table:style-name="ce38">
            <text:p>225.022</text:p>
          </table:table-cell>
          <table:table-cell office:value-type="percentage" office:value="1" table:style-name="ce39">
            <text:p>100,0%</text:p>
          </table:table-cell>
          <table:table-cell office:value-type="float" office:value="245268" table:style-name="ce38">
            <text:p>245.268</text:p>
          </table:table-cell>
          <table:table-cell office:value-type="percentage" office:value="0.99942137647202645" table:style-name="ce39">
            <text:p>99,9%</text:p>
          </table:table-cell>
          <table:table-cell office:value-type="float" office:value="120779" table:style-name="ce38">
            <text:p>120.779</text:p>
          </table:table-cell>
          <table:table-cell office:value-type="percentage" office:value="0.37912265557561015" table:style-name="ce39">
            <text:p>37,9%</text:p>
          </table:table-cell>
          <table:table-cell office:value-type="float" office:value="117136" table:style-name="ce38">
            <text:p>117.136</text:p>
          </table:table-cell>
          <table:table-cell office:value-type="percentage" office:value="0.3073024201482259" table:style-name="ce39">
            <text:p>30,7%</text:p>
          </table:table-cell>
          <table:table-cell office:value-type="float" office:value="47241" table:style-name="ce38">
            <text:p>47.241</text:p>
          </table:table-cell>
          <table:table-cell office:value-type="percentage" office:value="0.13003124096833241" table:style-name="ce39">
            <text:p>13,0%</text:p>
          </table:table-cell>
          <table:table-cell office:value-type="float" office:value="38632" table:style-name="ce38">
            <text:p>38.632</text:p>
          </table:table-cell>
          <table:table-cell office:value-type="percentage" office:value="0.10284177880711842" table:style-name="ce39">
            <text:p>10,3%</text:p>
          </table:table-cell>
          <table:table-cell office:value-type="float" office:value="6921" table:style-name="ce38">
            <text:p>6.921</text:p>
          </table:table-cell>
          <table:table-cell office:value-type="percentage" office:value="4.7922061735746632E-2" table:style-name="ce39">
            <text:p>4,8%</text:p>
          </table:table-cell>
          <table:table-cell office:value-type="float" office:value="114" table:style-name="ce38">
            <text:p>114</text:p>
          </table:table-cell>
          <table:table-cell office:value-type="percentage" office:value="2.8020843574869726E-3" table:style-name="ce39">
            <text:p>0,3%</text:p>
          </table:table-cell>
          <table:table-cell office:value-type="float" office:value="801113" table:style-name="ce38">
            <text:p>801.113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8278146834518867" table:style-name="ce39">
            <text:p>38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827" table:style-name="ce38">
            <text:p>134.827</text:p>
          </table:table-cell>
          <table:table-cell office:value-type="percentage" office:value="0.99728538248738852" table:style-name="ce39">
            <text:p>99,7%</text:p>
          </table:table-cell>
          <table:table-cell office:value-type="float" office:value="154453" table:style-name="ce38">
            <text:p>154.453</text:p>
          </table:table-cell>
          <table:table-cell office:value-type="percentage" office:value="0.97078585301160902" table:style-name="ce39">
            <text:p>97,1%</text:p>
          </table:table-cell>
          <table:table-cell office:value-type="float" office:value="54761" table:style-name="ce38">
            <text:p>54.761</text:p>
          </table:table-cell>
          <table:table-cell office:value-type="percentage" office:value="0.25068667484572704" table:style-name="ce39">
            <text:p>25,1%</text:p>
          </table:table-cell>
          <table:table-cell office:value-type="float" office:value="142153" table:style-name="ce38">
            <text:p>142.153</text:p>
          </table:table-cell>
          <table:table-cell office:value-type="percentage" office:value="0.4623192553613592" table:style-name="ce39">
            <text:p>46,2%</text:p>
          </table:table-cell>
          <table:table-cell office:value-type="float" office:value="44323" table:style-name="ce38">
            <text:p>44.323</text:p>
          </table:table-cell>
          <table:table-cell office:value-type="percentage" office:value="0.13406633293507358" table:style-name="ce39">
            <text:p>13,4%</text:p>
          </table:table-cell>
          <table:table-cell office:value-type="float" office:value="23907" table:style-name="ce38">
            <text:p>23.907</text:p>
          </table:table-cell>
          <table:table-cell office:value-type="percentage" office:value="6.3370089593383874E-2" table:style-name="ce39">
            <text:p>6,3%</text:p>
          </table:table-cell>
          <table:table-cell office:value-type="float" office:value="5670" table:style-name="ce38">
            <text:p>5.670</text:p>
          </table:table-cell>
          <table:table-cell office:value-type="percentage" office:value="3.7921855562540963E-2" table:style-name="ce39">
            <text:p>3,8%</text:p>
          </table:table-cell>
          <table:table-cell office:value-type="float" office:value="104" table:style-name="ce38">
            <text:p>104</text:p>
          </table:table-cell>
          <table:table-cell office:value-type="percentage" office:value="2.4549145500896989E-3" table:style-name="ce39">
            <text:p>0,2%</text:p>
          </table:table-cell>
          <table:table-cell office:value-type="float" office:value="560198" table:style-name="ce38">
            <text:p>560.198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32570332867432111" table:style-name="ce39">
            <text:p>32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5444" table:style-name="ce38">
            <text:p>445.444</text:p>
          </table:table-cell>
          <table:table-cell office:value-type="percentage" office:value="0.99608225476077605" table:style-name="ce39">
            <text:p>99,6%</text:p>
          </table:table-cell>
          <table:table-cell office:value-type="float" office:value="591308" table:style-name="ce38">
            <text:p>591.308</text:p>
          </table:table-cell>
          <table:table-cell office:value-type="percentage" office:value="0.9307656951449097" table:style-name="ce39">
            <text:p>93,1%</text:p>
          </table:table-cell>
          <table:table-cell office:value-type="float" office:value="105028" table:style-name="ce38">
            <text:p>105.028</text:p>
          </table:table-cell>
          <table:table-cell office:value-type="percentage" office:value="0.12539399033410381" table:style-name="ce39">
            <text:p>12,5%</text:p>
          </table:table-cell>
          <table:table-cell office:value-type="float" office:value="518291" table:style-name="ce38">
            <text:p>518.291</text:p>
          </table:table-cell>
          <table:table-cell office:value-type="percentage" office:value="0.47472109765703713" table:style-name="ce39">
            <text:p>47,5%</text:p>
          </table:table-cell>
          <table:table-cell office:value-type="float" office:value="169073" table:style-name="ce38">
            <text:p>169.073</text:p>
          </table:table-cell>
          <table:table-cell office:value-type="percentage" office:value="0.12840125915603132" table:style-name="ce39">
            <text:p>12,8%</text:p>
          </table:table-cell>
          <table:table-cell office:value-type="float" office:value="149634" table:style-name="ce38">
            <text:p>149.634</text:p>
          </table:table-cell>
          <table:table-cell office:value-type="percentage" office:value="0.10063684072121926" table:style-name="ce39">
            <text:p>10,1%</text:p>
          </table:table-cell>
          <table:table-cell office:value-type="float" office:value="38940" table:style-name="ce38">
            <text:p>38.940</text:p>
          </table:table-cell>
          <table:table-cell office:value-type="percentage" office:value="6.9996189216200863E-2" table:style-name="ce39">
            <text:p>7,0%</text:p>
          </table:table-cell>
          <table:table-cell office:value-type="float" office:value="684" table:style-name="ce38">
            <text:p>684</text:p>
          </table:table-cell>
          <table:table-cell office:value-type="percentage" office:value="4.278636841315118E-3" table:style-name="ce39">
            <text:p>0,4%</text:p>
          </table:table-cell>
          <table:table-cell office:value-type="float" office:value="2018402" table:style-name="ce38">
            <text:p>2.018.402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30901832275970359" table:style-name="ce39">
            <text:p>30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820" table:style-name="ce38">
            <text:p>288.820</text:p>
          </table:table-cell>
          <table:table-cell office:value-type="percentage" office:value="1" table:style-name="ce39">
            <text:p>100,0%</text:p>
          </table:table-cell>
          <table:table-cell office:value-type="float" office:value="415221" table:style-name="ce38">
            <text:p>415.221</text:p>
          </table:table-cell>
          <table:table-cell office:value-type="percentage" office:value="0.94829192759362535" table:style-name="ce39">
            <text:p>94,8%</text:p>
          </table:table-cell>
          <table:table-cell office:value-type="float" office:value="213410" table:style-name="ce38">
            <text:p>213.410</text:p>
          </table:table-cell>
          <table:table-cell office:value-type="percentage" office:value="0.3674870162967861" table:style-name="ce39">
            <text:p>36,7%</text:p>
          </table:table-cell>
          <table:table-cell office:value-type="float" office:value="254197" table:style-name="ce38">
            <text:p>254.197</text:p>
          </table:table-cell>
          <table:table-cell office:value-type="percentage" office:value="0.33787785744097704" table:style-name="ce39">
            <text:p>33,8%</text:p>
          </table:table-cell>
          <table:table-cell office:value-type="float" office:value="79545" table:style-name="ce38">
            <text:p>79.545</text:p>
          </table:table-cell>
          <table:table-cell office:value-type="percentage" office:value="9.3407845108197857E-2" table:style-name="ce39">
            <text:p>9,3%</text:p>
          </table:table-cell>
          <table:table-cell office:value-type="float" office:value="58133" table:style-name="ce38">
            <text:p>58.133</text:p>
          </table:table-cell>
          <table:table-cell office:value-type="percentage" office:value="6.3576481962074813E-2" table:style-name="ce39">
            <text:p>6,4%</text:p>
          </table:table-cell>
          <table:table-cell office:value-type="float" office:value="10591" table:style-name="ce38">
            <text:p>10.591</text:p>
          </table:table-cell>
          <table:table-cell office:value-type="percentage" office:value="3.0016948480021767E-2" table:style-name="ce39">
            <text:p>3,0%</text:p>
          </table:table-cell>
          <table:table-cell office:value-type="float" office:value="157" table:style-name="ce38">
            <text:p>157</text:p>
          </table:table-cell>
          <table:table-cell office:value-type="percentage" office:value="1.5235470504323186E-3" table:style-name="ce39">
            <text:p>0,2%</text:p>
          </table:table-cell>
          <table:table-cell office:value-type="float" office:value="1320074" table:style-name="ce38">
            <text:p>1.320.074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3092011463224108" table:style-name="ce39">
            <text:p>30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541" table:style-name="ce38">
            <text:p>76.541</text:p>
          </table:table-cell>
          <table:table-cell office:value-type="percentage" office:value="1" table:style-name="ce39">
            <text:p>100,0%</text:p>
          </table:table-cell>
          <table:table-cell office:value-type="float" office:value="90628" table:style-name="ce38">
            <text:p>90.628</text:p>
          </table:table-cell>
          <table:table-cell office:value-type="percentage" office:value="0.98641647437851021" table:style-name="ce39">
            <text:p>98,6%</text:p>
          </table:table-cell>
          <table:table-cell office:value-type="float" office:value="54473" table:style-name="ce38">
            <text:p>54.473</text:p>
          </table:table-cell>
          <table:table-cell office:value-type="percentage" office:value="0.43475103154903949" table:style-name="ce39">
            <text:p>43,5%</text:p>
          </table:table-cell>
          <table:table-cell office:value-type="float" office:value="76192" table:style-name="ce38">
            <text:p>76.192</text:p>
          </table:table-cell>
          <table:table-cell office:value-type="percentage" office:value="0.45026475037821484" table:style-name="ce39">
            <text:p>45,0%</text:p>
          </table:table-cell>
          <table:table-cell office:value-type="float" office:value="24001" table:style-name="ce38">
            <text:p>24.001</text:p>
          </table:table-cell>
          <table:table-cell office:value-type="percentage" office:value="0.1504821497987385" table:style-name="ce39">
            <text:p>15,0%</text:p>
          </table:table-cell>
          <table:table-cell office:value-type="float" office:value="17420" table:style-name="ce38">
            <text:p>17.420</text:p>
          </table:table-cell>
          <table:table-cell office:value-type="percentage" office:value="9.0595161323875101E-2" table:style-name="ce39">
            <text:p>9,1%</text:p>
          </table:table-cell>
          <table:table-cell office:value-type="float" office:value="2099" table:style-name="ce38">
            <text:p>2.099</text:p>
          </table:table-cell>
          <table:table-cell office:value-type="percentage" office:value="2.7586478814004837E-2" table:style-name="ce39">
            <text:p>2,8%</text:p>
          </table:table-cell>
          <table:table-cell office:value-type="float" office:value="68" table:style-name="ce38">
            <text:p>68</text:p>
          </table:table-cell>
          <table:table-cell office:value-type="percentage" office:value="3.2453586598577768E-3" table:style-name="ce39">
            <text:p>0,3%</text:p>
          </table:table-cell>
          <table:table-cell office:value-type="float" office:value="341422" table:style-name="ce38">
            <text:p>341.422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7468956215506144" table:style-name="ce39">
            <text:p>37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8269" table:style-name="ce38">
            <text:p>238.269</text:p>
          </table:table-cell>
          <table:table-cell office:value-type="percentage" office:value="1" table:style-name="ce39">
            <text:p>100,0%</text:p>
          </table:table-cell>
          <table:table-cell office:value-type="float" office:value="284431" table:style-name="ce38">
            <text:p>284.431</text:p>
          </table:table-cell>
          <table:table-cell office:value-type="percentage" office:value="0.98160214244794008" table:style-name="ce39">
            <text:p>98,2%</text:p>
          </table:table-cell>
          <table:table-cell office:value-type="float" office:value="116317" table:style-name="ce38">
            <text:p>116.317</text:p>
          </table:table-cell>
          <table:table-cell office:value-type="percentage" office:value="0.33527802678949753" table:style-name="ce39">
            <text:p>33,5%</text:p>
          </table:table-cell>
          <table:table-cell office:value-type="float" office:value="225262" table:style-name="ce38">
            <text:p>225.262</text:p>
          </table:table-cell>
          <table:table-cell office:value-type="percentage" office:value="0.55498424446092409" table:style-name="ce39">
            <text:p>55,5%</text:p>
          </table:table-cell>
          <table:table-cell office:value-type="float" office:value="44806" table:style-name="ce38">
            <text:p>44.806</text:p>
          </table:table-cell>
          <table:table-cell office:value-type="percentage" office:value="0.10109178039849195" table:style-name="ce39">
            <text:p>10,1%</text:p>
          </table:table-cell>
          <table:table-cell office:value-type="float" office:value="35540" table:style-name="ce38">
            <text:p>35.540</text:p>
          </table:table-cell>
          <table:table-cell office:value-type="percentage" office:value="7.9724888566858762E-2" table:style-name="ce39">
            <text:p>8,0%</text:p>
          </table:table-cell>
          <table:table-cell office:value-type="float" office:value="3870" table:style-name="ce38">
            <text:p>3.870</text:p>
          </table:table-cell>
          <table:table-cell office:value-type="percentage" office:value="2.5336344888539725E-2" table:style-name="ce39">
            <text:p>2,5%</text:p>
          </table:table-cell>
          <table:table-cell office:value-type="float" office:value="41" table:style-name="ce38">
            <text:p>41</text:p>
          </table:table-cell>
          <table:table-cell office:value-type="percentage" office:value="9.3152178852183392E-4" table:style-name="ce39">
            <text:p>0,1%</text:p>
          </table:table-cell>
          <table:table-cell office:value-type="float" office:value="948536" table:style-name="ce38">
            <text:p>948.536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40147241881232165" table:style-name="ce39">
            <text:p>40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86" table:style-name="ce38">
            <text:p>22.986</text:p>
          </table:table-cell>
          <table:table-cell office:value-type="percentage" office:value="1" table:style-name="ce39">
            <text:p>100,0%</text:p>
          </table:table-cell>
          <table:table-cell office:value-type="float" office:value="28129" table:style-name="ce38">
            <text:p>28.129</text:p>
          </table:table-cell>
          <table:table-cell office:value-type="percentage" office:value="1" table:style-name="ce39">
            <text:p>100,0%</text:p>
          </table:table-cell>
          <table:table-cell office:value-type="float" office:value="16333" table:style-name="ce38">
            <text:p>16.333</text:p>
          </table:table-cell>
          <table:table-cell office:value-type="percentage" office:value="0.4330293228697174" table:style-name="ce39">
            <text:p>43,3%</text:p>
          </table:table-cell>
          <table:table-cell office:value-type="float" office:value="17288" table:style-name="ce38">
            <text:p>17.288</text:p>
          </table:table-cell>
          <table:table-cell office:value-type="percentage" office:value="0.36270560590802281" table:style-name="ce39">
            <text:p>36,3%</text:p>
          </table:table-cell>
          <table:table-cell office:value-type="float" office:value="5447" table:style-name="ce38">
            <text:p>5.447</text:p>
          </table:table-cell>
          <table:table-cell office:value-type="percentage" office:value="0.10287646136702741" table:style-name="ce39">
            <text:p>10,3%</text:p>
          </table:table-cell>
          <table:table-cell office:value-type="float" office:value="4179" table:style-name="ce38">
            <text:p>4.179</text:p>
          </table:table-cell>
          <table:table-cell office:value-type="percentage" office:value="7.6439062757220469E-2" table:style-name="ce39">
            <text:p>7,6%</text:p>
          </table:table-cell>
          <table:table-cell office:value-type="float" office:value="804" table:style-name="ce38">
            <text:p>804</text:p>
          </table:table-cell>
          <table:table-cell office:value-type="percentage" office:value="3.7978271138403401E-2" table:style-name="ce39">
            <text:p>3,8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95176" table:style-name="ce38">
            <text:p>95.176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5147790891767727" table:style-name="ce39">
            <text:p>35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5273" table:style-name="ce38">
            <text:p>365.273</text:p>
          </table:table-cell>
          <table:table-cell office:value-type="percentage" office:value="1" table:style-name="ce39">
            <text:p>100,0%</text:p>
          </table:table-cell>
          <table:table-cell office:value-type="float" office:value="492919" table:style-name="ce38">
            <text:p>492.919</text:p>
          </table:table-cell>
          <table:table-cell office:value-type="percentage" office:value="0.93696407967594342" table:style-name="ce39">
            <text:p>93,7%</text:p>
          </table:table-cell>
          <table:table-cell office:value-type="float" office:value="224183" table:style-name="ce38">
            <text:p>224.183</text:p>
          </table:table-cell>
          <table:table-cell office:value-type="percentage" office:value="0.31874828492740886" table:style-name="ce39">
            <text:p>31,9%</text:p>
          </table:table-cell>
          <table:table-cell office:value-type="float" office:value="443457" table:style-name="ce38">
            <text:p>443.457</text:p>
          </table:table-cell>
          <table:table-cell office:value-type="percentage" office:value="0.45586425749627613" table:style-name="ce39">
            <text:p>45,6%</text:p>
          </table:table-cell>
          <table:table-cell office:value-type="float" office:value="141599" table:style-name="ce38">
            <text:p>141.599</text:p>
          </table:table-cell>
          <table:table-cell office:value-type="percentage" office:value="0.12144298614631067" table:style-name="ce39">
            <text:p>12,1%</text:p>
          </table:table-cell>
          <table:table-cell office:value-type="float" office:value="139625" table:style-name="ce38">
            <text:p>139.625</text:p>
          </table:table-cell>
          <table:table-cell office:value-type="percentage" office:value="0.10359736037264629" table:style-name="ce39">
            <text:p>10,4%</text:p>
          </table:table-cell>
          <table:table-cell office:value-type="float" office:value="26360" table:style-name="ce38">
            <text:p>26.360</text:p>
          </table:table-cell>
          <table:table-cell office:value-type="percentage" office:value="5.4949178263806082E-2" table:style-name="ce39">
            <text:p>5,5%</text:p>
          </table:table-cell>
          <table:table-cell office:value-type="float" office:value="419" table:style-name="ce38">
            <text:p>419</text:p>
          </table:table-cell>
          <table:table-cell office:value-type="percentage" office:value="3.0840344175296812E-3" table:style-name="ce39">
            <text:p>0,3%</text:p>
          </table:table-cell>
          <table:table-cell office:value-type="float" office:value="1833835" table:style-name="ce38">
            <text:p>1.833.835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3219726797226572" table:style-name="ce39">
            <text:p>32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759" table:style-name="ce38">
            <text:p>71.759</text:p>
          </table:table-cell>
          <table:table-cell office:value-type="percentage" office:value="1" table:style-name="ce39">
            <text:p>100,0%</text:p>
          </table:table-cell>
          <table:table-cell office:value-type="float" office:value="95742" table:style-name="ce38">
            <text:p>95.742</text:p>
          </table:table-cell>
          <table:table-cell office:value-type="percentage" office:value="0.93044636002293513" table:style-name="ce39">
            <text:p>93,0%</text:p>
          </table:table-cell>
          <table:table-cell office:value-type="float" office:value="44591" table:style-name="ce38">
            <text:p>44.591</text:p>
          </table:table-cell>
          <table:table-cell office:value-type="percentage" office:value="0.30352803436140741" table:style-name="ce39">
            <text:p>30,4%</text:p>
          </table:table-cell>
          <table:table-cell office:value-type="float" office:value="84611" table:style-name="ce38">
            <text:p>84.611</text:p>
          </table:table-cell>
          <table:table-cell office:value-type="percentage" office:value="0.39675788723412236" table:style-name="ce39">
            <text:p>39,7%</text:p>
          </table:table-cell>
          <table:table-cell office:value-type="float" office:value="48465" table:style-name="ce38">
            <text:p>48.465</text:p>
          </table:table-cell>
          <table:table-cell office:value-type="percentage" office:value="0.19068921965556723" table:style-name="ce39">
            <text:p>19,1%</text:p>
          </table:table-cell>
          <table:table-cell office:value-type="float" office:value="28823" table:style-name="ce38">
            <text:p>28.823</text:p>
          </table:table-cell>
          <table:table-cell office:value-type="percentage" office:value="9.7011861006771949E-2" table:style-name="ce39">
            <text:p>9,7%</text:p>
          </table:table-cell>
          <table:table-cell office:value-type="float" office:value="6899" table:style-name="ce38">
            <text:p>6.899</text:p>
          </table:table-cell>
          <table:table-cell office:value-type="percentage" office:value="5.8137477141918144E-2" table:style-name="ce39">
            <text:p>5,8%</text:p>
          </table:table-cell>
          <table:table-cell office:value-type="float" office:value="128" table:style-name="ce38">
            <text:p>128</text:p>
          </table:table-cell>
          <table:table-cell office:value-type="percentage" office:value="3.6874855957593914E-3" table:style-name="ce39">
            <text:p>0,4%</text:p>
          </table:table-cell>
          <table:table-cell office:value-type="float" office:value="381018" table:style-name="ce38">
            <text:p>381.018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30789855827856472" table:style-name="ce39">
            <text:p>30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770" table:style-name="ce38">
            <text:p>41.770</text:p>
          </table:table-cell>
          <table:table-cell office:value-type="percentage" office:value="1" table:style-name="ce39">
            <text:p>100,0%</text:p>
          </table:table-cell>
          <table:table-cell office:value-type="float" office:value="54994" table:style-name="ce38">
            <text:p>54.994</text:p>
          </table:table-cell>
          <table:table-cell office:value-type="percentage" office:value="0.98569687410381412" table:style-name="ce39">
            <text:p>98,6%</text:p>
          </table:table-cell>
          <table:table-cell office:value-type="float" office:value="20414" table:style-name="ce38">
            <text:p>20.414</text:p>
          </table:table-cell>
          <table:table-cell office:value-type="percentage" office:value="0.27644764638968639" table:style-name="ce39">
            <text:p>27,6%</text:p>
          </table:table-cell>
          <table:table-cell office:value-type="float" office:value="51784" table:style-name="ce38">
            <text:p>51.784</text:p>
          </table:table-cell>
          <table:table-cell office:value-type="percentage" office:value="0.5355451217242021" table:style-name="ce39">
            <text:p>53,6%</text:p>
          </table:table-cell>
          <table:table-cell office:value-type="float" office:value="18787" table:style-name="ce38">
            <text:p>18.787</text:p>
          </table:table-cell>
          <table:table-cell office:value-type="percentage" office:value="0.1739504823984741" table:style-name="ce39">
            <text:p>17,4%</text:p>
          </table:table-cell>
          <table:table-cell office:value-type="float" office:value="12701" table:style-name="ce38">
            <text:p>12.701</text:p>
          </table:table-cell>
          <table:table-cell office:value-type="percentage" office:value="0.11041851407507867" table:style-name="ce39">
            <text:p>11,0%</text:p>
          </table:table-cell>
          <table:table-cell office:value-type="float" office:value="2255" table:style-name="ce38">
            <text:p>2.255</text:p>
          </table:table-cell>
          <table:table-cell office:value-type="percentage" office:value="4.6490052571899802E-2" table:style-name="ce39">
            <text:p>4,6%</text:p>
          </table:table-cell>
          <table:table-cell office:value-type="float" office:value="9" table:style-name="ce38">
            <text:p>9</text:p>
          </table:table-cell>
          <table:table-cell office:value-type="percentage" office:value="6.4720264633970944E-4" table:style-name="ce39">
            <text:p>0,1%</text:p>
          </table:table-cell>
          <table:table-cell office:value-type="float" office:value="202714" table:style-name="ce38">
            <text:p>202.714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6661452069411415" table:style-name="ce39">
            <text:p>36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9304" table:style-name="ce38">
            <text:p>159.304</text:p>
          </table:table-cell>
          <table:table-cell office:value-type="percentage" office:value="1.0085723330167775" table:style-name="ce39">
            <text:p>100,9%</text:p>
          </table:table-cell>
          <table:table-cell office:value-type="float" office:value="207184" table:style-name="ce38">
            <text:p>207.184</text:p>
          </table:table-cell>
          <table:table-cell office:value-type="percentage" office:value="0.9723250782566254" table:style-name="ce39">
            <text:p>97,2%</text:p>
          </table:table-cell>
          <table:table-cell office:value-type="float" office:value="89639" table:style-name="ce38">
            <text:p>89.639</text:p>
          </table:table-cell>
          <table:table-cell office:value-type="percentage" office:value="0.32000328431845038" table:style-name="ce39">
            <text:p>32,0%</text:p>
          </table:table-cell>
          <table:table-cell office:value-type="float" office:value="169797" table:style-name="ce38">
            <text:p>169.797</text:p>
          </table:table-cell>
          <table:table-cell office:value-type="percentage" office:value="0.49943672660209365" table:style-name="ce39">
            <text:p>49,9%</text:p>
          </table:table-cell>
          <table:table-cell office:value-type="float" office:value="48922" table:style-name="ce38">
            <text:p>48.922</text:p>
          </table:table-cell>
          <table:table-cell office:value-type="percentage" office:value="0.1350940124208509" table:style-name="ce39">
            <text:p>13,5%</text:p>
          </table:table-cell>
          <table:table-cell office:value-type="float" office:value="42127" table:style-name="ce38">
            <text:p>42.127</text:p>
          </table:table-cell>
          <table:table-cell office:value-type="percentage" office:value="0.11614320846061381" table:style-name="ce39">
            <text:p>11,6%</text:p>
          </table:table-cell>
          <table:table-cell office:value-type="float" office:value="8150" table:style-name="ce38">
            <text:p>8.150</text:p>
          </table:table-cell>
          <table:table-cell office:value-type="percentage" office:value="5.8080286196845847E-2" table:style-name="ce39">
            <text:p>5,8%</text:p>
          </table:table-cell>
          <table:table-cell office:value-type="float" office:value="38" table:style-name="ce38">
            <text:p>38</text:p>
          </table:table-cell>
          <table:table-cell office:value-type="percentage" office:value="9.0856924254016831E-4" table:style-name="ce39">
            <text:p>0,1%</text:p>
          </table:table-cell>
          <table:table-cell office:value-type="float" office:value="725161" table:style-name="ce38">
            <text:p>725.161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8204110060306945" table:style-name="ce39">
            <text:p>38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13" table:style-name="ce38">
            <text:p>2.313</text:p>
          </table:table-cell>
          <table:table-cell office:value-type="percentage" office:value="0.88790786948176581" table:style-name="ce39">
            <text:p>88,8%</text:p>
          </table:table-cell>
          <table:table-cell office:value-type="float" office:value="3666" table:style-name="ce38">
            <text:p>3.666</text:p>
          </table:table-cell>
          <table:table-cell office:value-type="percentage" office:value="0.84900416859657246" table:style-name="ce39">
            <text:p>84,9%</text:p>
          </table:table-cell>
          <table:table-cell office:value-type="float" office:value="2368" table:style-name="ce38">
            <text:p>2.368</text:p>
          </table:table-cell>
          <table:table-cell office:value-type="percentage" office:value="0.30138729795087182" table:style-name="ce39">
            <text:p>30,1%</text:p>
          </table:table-cell>
          <table:table-cell office:value-type="float" office:value="7701" table:style-name="ce38">
            <text:p>7.701</text:p>
          </table:table-cell>
          <table:table-cell office:value-type="percentage" office:value="0.66640706126687432" table:style-name="ce39">
            <text:p>66,6%</text:p>
          </table:table-cell>
          <table:table-cell office:value-type="float" office:value="4091" table:style-name="ce38">
            <text:p>4.091</text:p>
          </table:table-cell>
          <table:table-cell office:value-type="percentage" office:value="0.32360386014871062" table:style-name="ce39">
            <text:p>32,4%</text:p>
          </table:table-cell>
          <table:table-cell office:value-type="float" office:value="1883" table:style-name="ce38">
            <text:p>1.883</text:p>
          </table:table-cell>
          <table:table-cell office:value-type="percentage" office:value="0.10806932966023874" table:style-name="ce39">
            <text:p>10,8%</text:p>
          </table:table-cell>
          <table:table-cell office:value-type="float" office:value="485" table:style-name="ce38">
            <text:p>485</text:p>
          </table:table-cell>
          <table:table-cell office:value-type="percentage" office:value="6.3975728795673398E-2" table:style-name="ce39">
            <text:p>6,4%</text:p>
          </table:table-cell>
          <table:table-cell office:value-type="float" office:value="7" table:style-name="ce38">
            <text:p>7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22514" table:style-name="ce38">
            <text:p>22.514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340306538891744" table:style-name="ce39">
            <text:p>3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47" table:style-name="ce38">
            <text:p>1.847</text:p>
          </table:table-cell>
          <table:table-cell office:value-type="percentage" office:value="0.78629203916560242" table:style-name="ce39">
            <text:p>78,6%</text:p>
          </table:table-cell>
          <table:table-cell office:value-type="float" office:value="2965" table:style-name="ce38">
            <text:p>2.965</text:p>
          </table:table-cell>
          <table:table-cell office:value-type="percentage" office:value="0.79108858057630738" table:style-name="ce39">
            <text:p>79,1%</text:p>
          </table:table-cell>
          <table:table-cell office:value-type="float" office:value="2795" table:style-name="ce38">
            <text:p>2.795</text:p>
          </table:table-cell>
          <table:table-cell office:value-type="percentage" office:value="0.35709722754567524" table:style-name="ce39">
            <text:p>35,7%</text:p>
          </table:table-cell>
          <table:table-cell office:value-type="float" office:value="6969" table:style-name="ce38">
            <text:p>6.969</text:p>
          </table:table-cell>
          <table:table-cell office:value-type="percentage" office:value="0.61678024603947257" table:style-name="ce39">
            <text:p>61,7%</text:p>
          </table:table-cell>
          <table:table-cell office:value-type="float" office:value="3645" table:style-name="ce38">
            <text:p>3.645</text:p>
          </table:table-cell>
          <table:table-cell office:value-type="percentage" office:value="0.30369938343609398" table:style-name="ce39">
            <text:p>30,4%</text:p>
          </table:table-cell>
          <table:table-cell office:value-type="float" office:value="1758" table:style-name="ce38">
            <text:p>1.758</text:p>
          </table:table-cell>
          <table:table-cell office:value-type="percentage" office:value="9.7164649311888576E-2" table:style-name="ce39">
            <text:p>9,7%</text:p>
          </table:table-cell>
          <table:table-cell office:value-type="float" office:value="271" table:style-name="ce38">
            <text:p>271</text:p>
          </table:table-cell>
          <table:table-cell office:value-type="percentage" office:value="3.1747891283973761E-2" table:style-name="ce39">
            <text:p>3,2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20256" table:style-name="ce38">
            <text:p>20.256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30608359273474567" table:style-name="ce39">
            <text:p>30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10" table:style-name="ce38">
            <text:p>10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1122" table:style-name="ce38">
            <text:p>1.122</text:p>
          </table:table-cell>
          <table:table-cell office:value-type="string" table:style-name="ce39">
            <text:p>-</text:p>
          </table:table-cell>
          <table:table-cell office:value-type="float" office:value="3983" table:style-name="ce38">
            <text:p>3.983</text:p>
          </table:table-cell>
          <table:table-cell office:value-type="string" table:style-name="ce39">
            <text:p>-</text:p>
          </table:table-cell>
          <table:table-cell office:value-type="float" office:value="8043" table:style-name="ce38">
            <text:p>8.043</text:p>
          </table:table-cell>
          <table:table-cell office:value-type="string" table:style-name="ce39">
            <text:p>-</text:p>
          </table:table-cell>
          <table:table-cell office:value-type="float" office:value="13790" table:style-name="ce38">
            <text:p>13.790</text:p>
          </table:table-cell>
          <table:table-cell office:value-type="string" table:style-name="ce39">
            <text:p>-</text:p>
          </table:table-cell>
          <table:table-cell office:value-type="float" office:value="2174" table:style-name="ce38">
            <text:p>2.174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29128" table:style-name="ce38">
            <text:p>29.12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861392" table:style-name="ce43">
            <text:p>2.861.392</text:p>
          </table:table-cell>
          <table:table-cell office:value-type="percentage" office:value="1" table:style-name="ce44">
            <text:p>100,0%</text:p>
          </table:table-cell>
          <table:table-cell office:value-type="float" office:value="3794946" table:style-name="ce43">
            <text:p>3.794.946</text:p>
          </table:table-cell>
          <table:table-cell office:value-type="percentage" office:value="0.95830880709688904" table:style-name="ce44">
            <text:p>95,8%</text:p>
          </table:table-cell>
          <table:table-cell office:value-type="float" office:value="1463862" table:style-name="ce43">
            <text:p>1.463.862</text:p>
          </table:table-cell>
          <table:table-cell office:value-type="percentage" office:value="0.2742862731886499" table:style-name="ce44">
            <text:p>27,4%</text:p>
          </table:table-cell>
          <table:table-cell office:value-type="float" office:value="3140796" table:style-name="ce43">
            <text:p>3.140.796</text:p>
          </table:table-cell>
          <table:table-cell office:value-type="percentage" office:value="0.44656040843381478" table:style-name="ce44">
            <text:p>44,7%</text:p>
          </table:table-cell>
          <table:table-cell office:value-type="float" office:value="1035759" table:style-name="ce43">
            <text:p>1.035.759</text:p>
          </table:table-cell>
          <table:table-cell office:value-type="percentage" office:value="0.13124601085920629" table:style-name="ce44">
            <text:p>13,1%</text:p>
          </table:table-cell>
          <table:table-cell office:value-type="float" office:value="837502" table:style-name="ce43">
            <text:p>837.502</text:p>
          </table:table-cell>
          <table:table-cell office:value-type="percentage" office:value="9.5015461105811688E-2" table:style-name="ce44">
            <text:p>9,5%</text:p>
          </table:table-cell>
          <table:table-cell office:value-type="float" office:value="164266" table:style-name="ce43">
            <text:p>164.266</text:p>
          </table:table-cell>
          <table:table-cell office:value-type="percentage" office:value="4.9622707797694406E-2" table:style-name="ce44">
            <text:p>5,0%</text:p>
          </table:table-cell>
          <table:table-cell office:value-type="float" office:value="2487" table:style-name="ce43">
            <text:p>2.487</text:p>
          </table:table-cell>
          <table:table-cell office:value-type="percentage" office:value="2.6205180132954147E-3" table:style-name="ce44">
            <text:p>0,3%</text:p>
          </table:table-cell>
          <table:table-cell office:value-type="float" office:value="13301010" table:style-name="ce43">
            <text:p>13.301.010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33144951402974077" table:style-name="ce44">
            <text:p>33,1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16T14:52:20Z</meta:creation-date>
    <dc:date>2021-06-16T14:52:36Z</dc:date>
  </office:meta>
</office:document-meta>
</file>